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dadada" loext:opacity="100%" style:font-name="Consolas" fo:font-size="8.39999961853027pt" fo:font-weight="normal" fo:background-color="#1e1e1e"/>
    </style:style>
    <style:style style:name="P2" style:family="paragraph" style:parent-style-name="Standard">
      <style:paragraph-properties fo:margin-top="0cm" fo:margin-bottom="0.499cm" style:contextual-spacing="false" style:line-height-at-least="0.402cm"/>
      <style:text-properties fo:color="#dadada" loext:opacity="100%" style:font-name="Consolas" fo:font-size="8.39999961853027pt" fo:font-weight="normal" fo:background-color="#1e1e1e"/>
    </style:style>
    <style:style style:name="P3" style:family="paragraph" style:parent-style-name="Standard">
      <style:paragraph-properties style:line-height-at-least="0.402cm"/>
      <style:text-properties fo:color="#dadada" loext:opacity="100%" fo:background-color="#1e1e1e"/>
    </style:style>
    <style:style style:name="P4" style:family="paragraph" style:parent-style-name="Standard">
      <style:paragraph-properties style:line-height-at-least="0.402cm"/>
      <style:text-properties fo:color="#b4b4b4" loext:opacity="100%" style:font-name="Consolas" fo:font-size="8.39999961853027pt" fo:font-weight="normal" fo:background-color="#1e1e1e"/>
    </style:style>
    <style:style style:name="P5" style:family="paragraph" style:parent-style-name="Standard">
      <style:paragraph-properties fo:margin-top="0cm" fo:margin-bottom="0.499cm" style:contextual-spacing="false" style:line-height-at-least="0.402cm"/>
    </style:style>
    <style:style style:name="P6" style:family="paragraph" style:parent-style-name="Standard">
      <style:paragraph-properties style:line-height-at-least="0.402cm"/>
    </style:style>
    <style:style style:name="P7" style:family="paragraph" style:parent-style-name="Standard">
      <style:text-properties officeooo:paragraph-rsid="001635f4"/>
    </style:style>
    <style:style style:name="P8" style:family="paragraph" style:parent-style-name="Standard">
      <style:text-properties style:text-underline-style="solid" style:text-underline-width="auto" style:text-underline-color="font-color" officeooo:rsid="001635f4" officeooo:paragraph-rsid="001635f4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8.39999961853027pt" fo:font-weight="normal"/>
    </style:style>
    <style:style style:name="T3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4" style:family="text">
      <style:text-properties fo:color="#dadada" loext:opacity="100%" style:font-name="Consolas" fo:font-size="8.39999961853027pt" fo:font-weight="normal" fo:background-color="#1e1e1e" loext:char-shading-value="0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8.39999961853027pt" fo:font-weight="normal"/>
    </style:style>
    <style:style style:name="T7" style:family="text">
      <style:text-properties fo:color="#9cdcfe" loext:opacity="100%" style:font-name="Consolas" fo:font-size="8.39999961853027pt" fo:font-weight="normal" fo:background-color="#1e1e1e" loext:char-shading-value="0"/>
    </style:style>
    <style:style style:name="T8" style:family="text">
      <style:text-properties fo:color="#b4b4b4" loext:opacity="100%"/>
    </style:style>
    <style:style style:name="T9" style:family="text">
      <style:text-properties fo:color="#b4b4b4" loext:opacity="100%" style:font-name="Consolas" fo:font-size="8.39999961853027pt" fo:font-weight="normal"/>
    </style:style>
    <style:style style:name="T10" style:family="text">
      <style:text-properties fo:color="#b4b4b4" loext:opacity="100%" style:font-name="Consolas" fo:font-size="8.39999961853027pt" fo:font-weight="normal" fo:background-color="#1e1e1e" loext:char-shading-value="0"/>
    </style:style>
    <style:style style:name="T11" style:family="text">
      <style:text-properties fo:color="#b5cea8" loext:opacity="100%"/>
    </style:style>
    <style:style style:name="T12" style:family="text">
      <style:text-properties fo:color="#b5cea8" loext:opacity="100%" style:font-name="Consolas" fo:font-size="8.39999961853027pt" fo:font-weight="normal"/>
    </style:style>
    <style:style style:name="T13" style:family="text">
      <style:text-properties fo:color="#dcdcaa" loext:opacity="100%"/>
    </style:style>
    <style:style style:name="T14" style:family="text">
      <style:text-properties fo:color="#dcdcaa" loext:opacity="100%" style:font-name="Consolas" fo:font-size="8.39999961853027pt" fo:font-weight="normal"/>
    </style:style>
    <style:style style:name="T15" style:family="text">
      <style:text-properties fo:color="#dcdcaa" loext:opacity="100%" style:font-name="Consolas" fo:font-size="8.39999961853027pt" fo:font-weight="normal" fo:background-color="#1e1e1e" loext:char-shading-value="0"/>
    </style:style>
    <style:style style:name="T16" style:family="text">
      <style:text-properties style:font-name="Consolas" fo:font-size="8.39999961853027pt" fo:font-weight="normal"/>
    </style:style>
    <style:style style:name="T17" style:family="text">
      <style:text-properties fo:color="#e8c9bb" loext:opacity="100%"/>
    </style:style>
    <style:style style:name="T18" style:family="text">
      <style:text-properties fo:color="#e8c9bb" loext:opacity="100%" style:font-name="Consolas" fo:font-size="8.39999961853027pt" fo:font-weight="normal"/>
    </style:style>
    <style:style style:name="T19" style:family="text">
      <style:text-properties fo:color="#e8c9bb" loext:opacity="100%" style:font-name="Consolas" fo:font-size="8.39999961853027pt" fo:font-weight="normal" fo:background-color="#1e1e1e" loext:char-shading-value="0"/>
    </style:style>
    <style:style style:name="T20" style:family="text">
      <style:text-properties fo:color="#ce9178" loext:opacity="100%"/>
    </style:style>
    <style:style style:name="T21" style:family="text">
      <style:text-properties fo:color="#ce9178" loext:opacity="100%" style:font-name="Consolas" fo:font-size="8.39999961853027pt" fo:font-weight="normal"/>
    </style:style>
    <style:style style:name="T22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23" style:family="text">
      <style:text-properties fo:color="#c8c8c8" loext:opacity="100%" style:font-name="Consolas" fo:font-size="8.39999961853027pt" fo:font-weight="normal"/>
    </style:style>
    <style:style style:name="T24" style:family="text">
      <style:text-properties fo:color="#d8a0df" loext:opacity="100%" style:font-name="Consolas" fo:font-size="8.39999961853027pt" fo:font-weight="normal"/>
    </style:style>
    <style:style style:name="T25" style:family="text">
      <style:text-properties fo:color="#d8a0df" loext:opacity="100%" style:font-name="Consolas" fo:font-size="8.39999961853027pt" fo:font-weight="normal" fo:background-color="#1e1e1e" loext:char-shading-value="0"/>
    </style:style>
    <style:style style:name="T26" style:family="text">
      <style:text-properties fo:color="#9a9a9a" loext:opacity="100%"/>
    </style:style>
    <style:style style:name="T27" style:family="text">
      <style:text-properties fo:color="#9a9a9a" loext:opacity="100%" style:font-name="Consolas" fo:font-size="8.39999961853027pt" fo:font-weight="normal"/>
    </style:style>
    <style:style style:name="T28" style:family="text">
      <style:text-properties officeooo:rsid="001635f4"/>
    </style:style>
    <style:style style:name="T29" style:family="text">
      <style:text-properties fo:color="#808080" loext:opacity="100%"/>
    </style:style>
    <style:style style:name="T30" style:family="text">
      <style:text-properties fo:color="#808080" loext:opacity="100%" style:font-name="Consolas" fo:font-size="8.39999961853027pt" fo:font-weight="normal"/>
    </style:style>
    <style:style style:name="T31" style:family="text">
      <style:text-properties fo:color="#808080" loext:opacity="100%" style:font-name="Consolas" fo:font-size="8.39999961853027pt" fo:font-weight="normal" fo:background-color="#1e1e1e" loext:char-shading-value="0"/>
    </style:style>
    <style:style style:name="T32" style:family="text">
      <style:text-properties fo:color="#d4d4d4" loext:opacity="100%" style:font-name="Consolas" fo:font-size="8.39999961853027pt" fo:font-weight="normal"/>
    </style:style>
    <style:style style:name="T33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</text:span> <text:span text:style-name="T5">ataqueJugador</text:span></text:p>
      <text:p text:style-name="P1"><text:span text:style-name="T1">let</text:span> <text:span text:style-name="T5">ataquePc1</text:span></text:p>
      <text:p text:style-name="P1"><text:span text:style-name="T1">let</text:span> <text:span text:style-name="T5">lifeplayer</text:span> <text:span text:style-name="T8">=</text:span> <text:span text:style-name="T11">3</text:span></text:p>
      <text:p text:style-name="P1"><text:span text:style-name="T1">let</text:span> <text:span text:style-name="T5">lifepc</text:span> <text:span text:style-name="T8">=</text:span> <text:span text:style-name="T11">3</text:span></text:p>
      <text:p text:style-name="P5"/>
      <text:p text:style-name="P1"><text:span text:style-name="T1">function</text:span> <text:span text:style-name="T13">iniciarjuego</text:span><text:span text:style-name="T8">()</text:span> <text:span text:style-name="T8">{</text:span></text:p>
      <text:p text:style-name="P3">    <text:span text:style-name="T2">let</text:span><text:span text:style-name="T16"> </text:span><text:span text:style-name="T6">sectionSeleccionarAtaque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selecionar-ataque</text:span><text:span text:style-name="T18">'</text:span><text:span text:style-name="T16">)</text:span></text:p>
      <text:p text:style-name="P3">    <text:span text:style-name="T6">sectionSeleccionarAtaque</text:span><text:span text:style-name="T9">.</text:span><text:span text:style-name="T6">style</text:span><text:span text:style-name="T9">.</text:span><text:span text:style-name="T16">display </text:span><text:span text:style-name="T9">=</text:span><text:span text:style-name="T16"> </text:span><text:span text:style-name="T18">'</text:span><text:span text:style-name="T21">none</text:span><text:span text:style-name="T18">'</text:span></text:p>
      <text:p text:style-name="P6"/>
      <text:p text:style-name="P3">    <text:span text:style-name="T2">let</text:span><text:span text:style-name="T16"> </text:span><text:span text:style-name="T6">botonMascotaJugador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mascota</text:span><text:span text:style-name="T18">'</text:span><text:span text:style-name="T16">)</text:span></text:p>
      <text:p text:style-name="P3">    <text:span text:style-name="T6">botonMascotaJugador</text:span><text:span text:style-name="T9">.</text:span><text:span text:style-name="T14">addEventListener</text:span><text:span text:style-name="T16">(</text:span><text:span text:style-name="T18">'</text:span><text:span text:style-name="T21">click</text:span><text:span text:style-name="T18">'</text:span><text:span text:style-name="T9">,</text:span><text:span text:style-name="T16"> </text:span><text:span text:style-name="T6">selecionarMascotaJugador</text:span><text:span text:style-name="T16">)</text:span></text:p>
      <text:p text:style-name="P6"/>
      <text:p text:style-name="P3">    <text:span text:style-name="T2">let</text:span><text:span text:style-name="T16"> </text:span><text:span text:style-name="T6">botonFuego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fuego</text:span><text:span text:style-name="T18">'</text:span><text:span text:style-name="T16">)</text:span></text:p>
      <text:p text:style-name="P3">    <text:span text:style-name="T6">botonFuego</text:span><text:span text:style-name="T9">.</text:span><text:span text:style-name="T14">addEventListener</text:span><text:span text:style-name="T16">(</text:span><text:span text:style-name="T18">'</text:span><text:span text:style-name="T21">click</text:span><text:span text:style-name="T18">'</text:span><text:span text:style-name="T9">,</text:span><text:span text:style-name="T16"> </text:span><text:span text:style-name="T6">ataqueFuego</text:span><text:span text:style-name="T16">)</text:span></text:p>
      <text:p text:style-name="P3">    <text:span text:style-name="T2">let</text:span><text:span text:style-name="T16"> </text:span><text:span text:style-name="T6">botonTierr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tierra</text:span><text:span text:style-name="T18">'</text:span><text:span text:style-name="T16">)</text:span></text:p>
      <text:p text:style-name="P3">    <text:span text:style-name="T6">botonTierra</text:span><text:span text:style-name="T9">.</text:span><text:span text:style-name="T14">addEventListener</text:span><text:span text:style-name="T16">(</text:span><text:span text:style-name="T18">'</text:span><text:span text:style-name="T21">click</text:span><text:span text:style-name="T18">'</text:span><text:span text:style-name="T9">,</text:span><text:span text:style-name="T16"> </text:span><text:span text:style-name="T6">ataqueTierra</text:span><text:span text:style-name="T16">)</text:span></text:p>
      <text:p text:style-name="P3">    <text:span text:style-name="T2">let</text:span><text:span text:style-name="T16"> </text:span><text:span text:style-name="T6">botonAgu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agua</text:span><text:span text:style-name="T18">'</text:span><text:span text:style-name="T16">)</text:span></text:p>
      <text:p text:style-name="P3">    <text:span text:style-name="T6">botonAgua</text:span><text:span text:style-name="T9">.</text:span><text:span text:style-name="T14">addEventListener</text:span><text:span text:style-name="T16">(</text:span><text:span text:style-name="T18">'</text:span><text:span text:style-name="T21">click</text:span><text:span text:style-name="T18">'</text:span><text:span text:style-name="T9">,</text:span><text:span text:style-name="T16"> </text:span><text:span text:style-name="T6">ataqueAgua</text:span><text:span text:style-name="T16">)</text:span></text:p>
      <text:p text:style-name="P6"/>
      <text:p text:style-name="P3">    <text:span text:style-name="T2">let</text:span><text:span text:style-name="T16"> </text:span><text:span text:style-name="T6">botonreinicio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reiniciar</text:span><text:span text:style-name="T18">'</text:span><text:span text:style-name="T16">)</text:span></text:p>
      <text:p text:style-name="P3">    <text:span text:style-name="T6">botonreinicio</text:span><text:span text:style-name="T9">.</text:span><text:span text:style-name="T14">addEventListener</text:span><text:span text:style-name="T16">(</text:span><text:span text:style-name="T18">'</text:span><text:span text:style-name="T21">click</text:span><text:span text:style-name="T18">'</text:span><text:span text:style-name="T9">,</text:span><text:span text:style-name="T16"> </text:span><text:span text:style-name="T6">reinciarjuego</text:span><text:span text:style-name="T16">)</text:span></text:p>
      <text:p text:style-name="P4">}</text:p>
      <text:p text:style-name="P1"><text:span text:style-name="T1">function</text:span> <text:span text:style-name="T13">selecionarMascotaJugador</text:span><text:span text:style-name="T8">()</text:span> <text:span text:style-name="T8">{</text:span></text:p>
      <text:p text:style-name="P3">    <text:span text:style-name="T2">let</text:span><text:span text:style-name="T16"> </text:span><text:span text:style-name="T6">sectionSeleccionarMascot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selecionar-mascota</text:span><text:span text:style-name="T18">'</text:span><text:span text:style-name="T16">)</text:span></text:p>
      <text:p text:style-name="P3">    <text:span text:style-name="T6">sectionSeleccionarMascota</text:span><text:span text:style-name="T9">.</text:span><text:span text:style-name="T23">style</text:span><text:span text:style-name="T9">.</text:span><text:span text:style-name="T6">display</text:span><text:span text:style-name="T16"> </text:span><text:span text:style-name="T9">=</text:span><text:span text:style-name="T16"> </text:span><text:span text:style-name="T18">'</text:span><text:span text:style-name="T21">none</text:span><text:span text:style-name="T18">'</text:span></text:p>
      <text:p text:style-name="P6"/>
      <text:p text:style-name="P3">    <text:span text:style-name="T2">let</text:span><text:span text:style-name="T16"> </text:span><text:span text:style-name="T6">sectionSeleccionarAtaque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selecionar-ataque</text:span><text:span text:style-name="T18">'</text:span><text:span text:style-name="T16">)</text:span></text:p>
      <text:p text:style-name="P3">    <text:span text:style-name="T6">sectionSeleccionarAtaque</text:span><text:span text:style-name="T9">.</text:span><text:span text:style-name="T23">style</text:span><text:span text:style-name="T9">.</text:span><text:span text:style-name="T6">display</text:span><text:span text:style-name="T16"> </text:span><text:span text:style-name="T9">=</text:span><text:span text:style-name="T16"> </text:span><text:span text:style-name="T18">'</text:span><text:span text:style-name="T21">flex</text:span><text:span text:style-name="T18">'</text:span></text:p>
      <text:p text:style-name="P3">    </text:p>
      <text:p text:style-name="P3">    <text:span text:style-name="T2">let</text:span><text:span text:style-name="T16"> </text:span><text:span text:style-name="T6">inputHdoso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Hdoso</text:span><text:span text:style-name="T18">'</text:span><text:span text:style-name="T16">)</text:span></text:p>
      <text:p text:style-name="P3">    <text:span text:style-name="T2">let</text:span><text:span text:style-name="T16"> </text:span><text:span text:style-name="T6">inputBarrost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arrosta</text:span><text:span text:style-name="T18">'</text:span><text:span text:style-name="T16">)</text:span></text:p>
      <text:p text:style-name="P3">    <text:span text:style-name="T2">let</text:span><text:span text:style-name="T16"> </text:span><text:span text:style-name="T6">inputQuement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Quementa</text:span><text:span text:style-name="T18">'</text:span><text:span text:style-name="T16">)</text:span></text:p>
      <text:p text:style-name="P3">    <text:span text:style-name="T2">let</text:span><text:span text:style-name="T16"> </text:span><text:span text:style-name="T6">Mascotaplayer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"</text:span><text:span text:style-name="T21">nombre-mascota</text:span><text:span text:style-name="T18">"</text:span><text:span text:style-name="T16">)</text:span></text:p>
      <text:p text:style-name="P6"/>
      <text:p text:style-name="P3">    <text:span text:style-name="T24">if</text:span><text:span text:style-name="T16"> (</text:span><text:span text:style-name="T6">inputHdoso</text:span><text:span text:style-name="T9">.</text:span><text:span text:style-name="T16">checked)</text:span><text:span text:style-name="T9">{</text:span></text:p>
      <text:p text:style-name="P3">        <text:span text:style-name="T6">Mascotaplayer</text:span><text:span text:style-name="T9">.</text:span><text:span text:style-name="T6">innerHTML</text:span><text:span text:style-name="T16"> </text:span><text:span text:style-name="T9">=</text:span><text:span text:style-name="T16"> </text:span><text:span text:style-name="T18">'</text:span><text:span text:style-name="T21">Hdoso</text:span><text:span text:style-name="T18">'</text:span>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(</text:span><text:span text:style-name="T6">inputBarrosta</text:span><text:span text:style-name="T9">.</text:span><text:span text:style-name="T16">checked) </text:span><text:span text:style-name="T9">{</text:span></text:p>
      <text:p text:style-name="P3">        <text:span text:style-name="T6">Mascotaplayer</text:span><text:span text:style-name="T9">.</text:span><text:span text:style-name="T6">innerHTML</text:span><text:span text:style-name="T16"> </text:span><text:span text:style-name="T9">=</text:span><text:span text:style-name="T16"> </text:span><text:span text:style-name="T18">'</text:span><text:span text:style-name="T21">Barrosta</text:span><text:span text:style-name="T18">'</text:span>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(</text:span><text:span text:style-name="T6">inputQuementa</text:span><text:span text:style-name="T9">.</text:span><text:span text:style-name="T16">checked) </text:span><text:span text:style-name="T9">{</text:span></text:p>
      <text:p text:style-name="P3">        <text:span text:style-name="T6">Mascotaplayer</text:span><text:span text:style-name="T9">.</text:span><text:span text:style-name="T6">innerHTML</text:span><text:span text:style-name="T16"> </text:span><text:span text:style-name="T9">=</text:span><text:span text:style-name="T16"> </text:span><text:span text:style-name="T18">'</text:span><text:span text:style-name="T21">Quementa</text:span><text:span text:style-name="T18">'</text:span>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(</text:span><text:span text:style-name="T18">"</text:span><text:span text:style-name="T21"> </text:span><text:span text:style-name="T18">"</text:span><text:span text:style-name="T16">) </text:span><text:span text:style-name="T9">{</text:span></text:p>
      <text:p text:style-name="P3">        <text:span text:style-name="T14">alert</text:span><text:span text:style-name="T16">(</text:span><text:span text:style-name="T18">'</text:span><text:span text:style-name="T21">no has seleccionado a tu mascota</text:span><text:span text:style-name="T18">'</text:span><text:span text:style-name="T16">)</text:span></text:p>
      <text:p text:style-name="P3">    <text:span text:style-name="T9">}</text:span></text:p>
      <text:p text:style-name="P3">    </text:p>
      <text:p text:style-name="P3">    <text:span text:style-name="T14">selecionarMascotaPc</text:span><text:span text:style-name="T16">()</text:span></text:p>
      <text:p text:style-name="P4">}</text:p>
      <text:p text:style-name="P1"><text:span text:style-name="T1">function</text:span> <text:span text:style-name="T13">selecionarMascotaPc</text:span><text:span text:style-name="T8">()</text:span> <text:span text:style-name="T8">{</text:span></text:p>
      <text:p text:style-name="P3">    <text:span text:style-name="T2">let</text:span><text:span text:style-name="T16"> </text:span><text:span text:style-name="T6">Ataque</text:span><text:span text:style-name="T16"> </text:span><text:span text:style-name="T9">=</text:span><text:span text:style-name="T16"> </text:span><text:span text:style-name="T14">aleatorio</text:span><text:span text:style-name="T16">(</text:span><text:span text:style-name="T12">1</text:span><text:span text:style-name="T9">,</text:span><text:span text:style-name="T12">3</text:span><text:span text:style-name="T16">)</text:span></text:p>
      <text:p text:style-name="P3">    <text:span text:style-name="T2">let</text:span><text:span text:style-name="T16"> </text:span><text:span text:style-name="T6">Mascotasenemigo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nombre-mascotaPc</text:span><text:span text:style-name="T18">'</text:span><text:span text:style-name="T16">)</text:span></text:p>
      <text:p text:style-name="P6"><text:soft-page-break/></text:p>
      <text:p text:style-name="P3">    <text:span text:style-name="T24">if</text:span><text:span text:style-name="T16">(</text:span><text:span text:style-name="T6">Ataque</text:span><text:span text:style-name="T16"> </text:span><text:span text:style-name="T9">==</text:span><text:span text:style-name="T16"> </text:span><text:span text:style-name="T12">1</text:span><text:span text:style-name="T16"> ) </text:span><text:span text:style-name="T9">{</text:span></text:p>
      <text:p text:style-name="P3">        <text:span text:style-name="T6">Mascotasenemigo</text:span><text:span text:style-name="T9">.</text:span><text:span text:style-name="T16">innerHTML </text:span><text:span text:style-name="T9">=</text:span><text:span text:style-name="T16"> </text:span><text:span text:style-name="T18">'</text:span><text:span text:style-name="T21">Hdoso</text:span><text:span text:style-name="T18">'</text:span>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(</text:span><text:span text:style-name="T6">Ataque</text:span><text:span text:style-name="T16"> </text:span><text:span text:style-name="T9">==</text:span><text:span text:style-name="T16"> </text:span><text:span text:style-name="T12">2</text:span><text:span text:style-name="T16"> ) </text:span><text:span text:style-name="T9">{</text:span></text:p>
      <text:p text:style-name="P3">        <text:span text:style-name="T6">Mascotasenemigo</text:span><text:span text:style-name="T9">.</text:span><text:span text:style-name="T16">innerHTML </text:span><text:span text:style-name="T9">=</text:span><text:span text:style-name="T16"> </text:span><text:span text:style-name="T18">'</text:span><text:span text:style-name="T21">Barrosta</text:span><text:span text:style-name="T18">'</text:span>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(</text:span><text:span text:style-name="T6">Ataque</text:span><text:span text:style-name="T16"> </text:span><text:span text:style-name="T9">==</text:span><text:span text:style-name="T16"> </text:span><text:span text:style-name="T12">3</text:span><text:span text:style-name="T16">) </text:span><text:span text:style-name="T9">{</text:span></text:p>
      <text:p text:style-name="P3">        <text:span text:style-name="T6">Mascotasenemigo</text:span><text:span text:style-name="T9">.</text:span><text:span text:style-name="T16">innerHTML </text:span><text:span text:style-name="T9">=</text:span><text:span text:style-name="T16"> </text:span><text:span text:style-name="T18">'</text:span><text:span text:style-name="T21">Quementa</text:span><text:span text:style-name="T18">'</text:span></text:p>
      <text:p text:style-name="P3">    <text:span text:style-name="T9">}</text:span><text:span text:style-name="T16">  </text:span></text:p>
      <text:p text:style-name="P4">}</text:p>
      <text:p text:style-name="P1"><text:span text:style-name="T1">function</text:span> <text:span text:style-name="T13">ataqueFuego</text:span><text:span text:style-name="T8">()</text:span> <text:span text:style-name="T8">{</text:span></text:p>
      <text:p text:style-name="P3">    <text:span text:style-name="T6">ataqueJugador</text:span><text:span text:style-name="T16"> </text:span><text:span text:style-name="T9">=</text:span><text:span text:style-name="T16"> </text:span><text:span text:style-name="T18">'</text:span><text:span text:style-name="T21">Fuego</text:span><text:span text:style-name="T18">'</text:span></text:p>
      <text:p text:style-name="P3">    <text:span text:style-name="T14">ataqueEnemigoPc</text:span><text:span text:style-name="T16">()</text:span></text:p>
      <text:p text:style-name="P4">}</text:p>
      <text:p text:style-name="P1"><text:span text:style-name="T1">function</text:span> <text:span text:style-name="T13">ataqueTierra</text:span><text:span text:style-name="T8">()</text:span> <text:span text:style-name="T8">{</text:span></text:p>
      <text:p text:style-name="P3">    <text:span text:style-name="T6">ataqueJugador</text:span><text:span text:style-name="T16"> </text:span><text:span text:style-name="T9">=</text:span><text:span text:style-name="T16"> </text:span><text:span text:style-name="T18">'</text:span><text:span text:style-name="T21">Tierra</text:span><text:span text:style-name="T18">'</text:span></text:p>
      <text:p text:style-name="P3">    <text:span text:style-name="T14">ataqueEnemigoPc</text:span><text:span text:style-name="T16">()</text:span></text:p>
      <text:p text:style-name="P4">}</text:p>
      <text:p text:style-name="P1"><text:span text:style-name="T1">function</text:span> <text:span text:style-name="T13">ataqueAgua</text:span><text:span text:style-name="T8">()</text:span> <text:span text:style-name="T8">{</text:span></text:p>
      <text:p text:style-name="P3">    <text:span text:style-name="T6">ataqueJugador</text:span><text:span text:style-name="T16"> </text:span><text:span text:style-name="T9">=</text:span><text:span text:style-name="T16"> </text:span><text:span text:style-name="T18">'</text:span><text:span text:style-name="T21">Agua</text:span><text:span text:style-name="T18">'</text:span></text:p>
      <text:p text:style-name="P3">    <text:span text:style-name="T14">ataqueEnemigoPc</text:span><text:span text:style-name="T16">()</text:span></text:p>
      <text:p text:style-name="P4">}</text:p>
      <text:p text:style-name="P1"><text:span text:style-name="T1">function</text:span> <text:span text:style-name="T13">ataqueEnemigoPc</text:span><text:span text:style-name="T8">()</text:span> <text:span text:style-name="T8">{</text:span></text:p>
      <text:p text:style-name="P3">    <text:span text:style-name="T2">let</text:span><text:span text:style-name="T16"> </text:span><text:span text:style-name="T6">GolpeAleatorio</text:span><text:span text:style-name="T16"> </text:span><text:span text:style-name="T9">=</text:span><text:span text:style-name="T16"> </text:span><text:span text:style-name="T14">aleatorio</text:span><text:span text:style-name="T16">(</text:span><text:span text:style-name="T12">1</text:span><text:span text:style-name="T9">,</text:span><text:span text:style-name="T16"> </text:span><text:span text:style-name="T12">3</text:span><text:span text:style-name="T16">)</text:span></text:p>
      <text:p text:style-name="P6"/>
      <text:p text:style-name="P3">    <text:span text:style-name="T24">if</text:span><text:span text:style-name="T16"> (</text:span><text:span text:style-name="T6">GolpeAleatorio</text:span><text:span text:style-name="T16"> </text:span><text:span text:style-name="T9">==</text:span><text:span text:style-name="T16"> </text:span><text:span text:style-name="T12">1</text:span><text:span text:style-name="T16">) </text:span><text:span text:style-name="T9">{</text:span></text:p>
      <text:p text:style-name="P3">        <text:span text:style-name="T6">ataquePc1</text:span><text:span text:style-name="T16"> </text:span><text:span text:style-name="T9">=</text:span><text:span text:style-name="T16"> </text:span><text:span text:style-name="T18">'</text:span><text:span text:style-name="T21">Agua</text:span><text:span text:style-name="T18">'</text:span>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(</text:span><text:span text:style-name="T6">GolpeAleatorio</text:span><text:span text:style-name="T16"> </text:span><text:span text:style-name="T9">==</text:span><text:span text:style-name="T16"> </text:span><text:span text:style-name="T12">2</text:span><text:span text:style-name="T16">) </text:span><text:span text:style-name="T9">{</text:span></text:p>
      <text:p text:style-name="P3">        <text:span text:style-name="T6">ataquePc1</text:span><text:span text:style-name="T16"> </text:span><text:span text:style-name="T9">=</text:span><text:span text:style-name="T16"> </text:span><text:span text:style-name="T18">'</text:span><text:span text:style-name="T21">Fuego</text:span><text:span text:style-name="T18">'</text:span>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(</text:span><text:span text:style-name="T6">GolpeAleatorio</text:span><text:span text:style-name="T16"> </text:span><text:span text:style-name="T9">==</text:span><text:span text:style-name="T16"> </text:span><text:span text:style-name="T12">3</text:span><text:span text:style-name="T16">) </text:span><text:span text:style-name="T9">{</text:span></text:p>
      <text:p text:style-name="P3">        <text:span text:style-name="T6">ataquePc1</text:span><text:span text:style-name="T16"> </text:span><text:span text:style-name="T9">=</text:span><text:span text:style-name="T16"> </text:span><text:span text:style-name="T18">'</text:span><text:span text:style-name="T21">Tierra</text:span><text:span text:style-name="T18">'</text:span></text:p>
      <text:p text:style-name="P3">    <text:span text:style-name="T9">}</text:span></text:p>
      <text:p text:style-name="P6"/>
      <text:p text:style-name="P3">    <text:span text:style-name="T14">combate</text:span><text:span text:style-name="T16">()</text:span></text:p>
      <text:p text:style-name="P4">}</text:p>
      <text:p text:style-name="P1"><text:span text:style-name="T1">function</text:span> <text:span text:style-name="T13">combate</text:span><text:span text:style-name="T8">()</text:span> <text:span text:style-name="T8">{</text:span></text:p>
      <text:p text:style-name="P3">    <text:span text:style-name="T2">let</text:span><text:span text:style-name="T16"> </text:span><text:span text:style-name="T6">spanlifeplayer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life</text:span><text:span text:style-name="T18">'</text:span><text:span text:style-name="T16">)</text:span></text:p>
      <text:p text:style-name="P3">    <text:span text:style-name="T2">let</text:span><text:span text:style-name="T16"> </text:span><text:span text:style-name="T6">spanlifepc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life1</text:span><text:span text:style-name="T18">'</text:span><text:span text:style-name="T16">)</text:span></text:p>
      <text:p text:style-name="P6"/>
      <text:p text:style-name="P3">    <text:span text:style-name="T24">if</text:span><text:span text:style-name="T16">(</text:span><text:span text:style-name="T6">ataquePc1</text:span><text:span text:style-name="T16"> </text:span><text:span text:style-name="T9">==</text:span><text:span text:style-name="T16"> </text:span><text:span text:style-name="T6">ataqueJugador</text:span><text:span text:style-name="T16">) </text:span><text:span text:style-name="T9">{</text:span></text:p>
      <text:p text:style-name="P3">        <text:span text:style-name="T14">crearMensaje</text:span><text:span text:style-name="T16">(</text:span><text:span text:style-name="T18">"</text:span><text:span text:style-name="T21">empate 😶‍🌫️</text:span><text:span text:style-name="T18">"</text:span><text:span text:style-name="T16">)</text:span>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</text:span></text:p>
      <text:p text:style-name="P3">       <text:span text:style-name="T16">((</text:span><text:span text:style-name="T6">ataqueJugador</text:span><text:span text:style-name="T16"> </text:span><text:span text:style-name="T9">==</text:span><text:span text:style-name="T16"> </text:span><text:span text:style-name="T18">'</text:span><text:span text:style-name="T21">Agua</text:span><text:span text:style-name="T18">'</text:span><text:span text:style-name="T16"> </text:span><text:span text:style-name="T9">&amp;&amp;</text:span><text:span text:style-name="T16"> </text:span><text:span text:style-name="T6">ataquePc1</text:span><text:span text:style-name="T16"> </text:span><text:span text:style-name="T9">==</text:span><text:span text:style-name="T16"> </text:span><text:span text:style-name="T18">'</text:span><text:span text:style-name="T21">Fuego</text:span><text:span text:style-name="T18">'</text:span><text:span text:style-name="T16">) </text:span><text:span text:style-name="T9">||</text:span><text:span text:style-name="T16"> </text:span></text:p>
      <text:p text:style-name="P3">        <text:span text:style-name="T16">(</text:span><text:span text:style-name="T6">ataqueJugador</text:span><text:span text:style-name="T16"> </text:span><text:span text:style-name="T9">==</text:span><text:span text:style-name="T16"> </text:span><text:span text:style-name="T18">'</text:span><text:span text:style-name="T21">Fuego</text:span><text:span text:style-name="T18">'</text:span><text:span text:style-name="T16"> </text:span><text:span text:style-name="T9">&amp;&amp;</text:span><text:span text:style-name="T16"> </text:span><text:span text:style-name="T6">ataquePc1</text:span><text:span text:style-name="T16"> </text:span><text:span text:style-name="T9">==</text:span><text:span text:style-name="T16"> </text:span><text:span text:style-name="T18">'</text:span><text:span text:style-name="T21">Tierra</text:span><text:span text:style-name="T18">'</text:span><text:span text:style-name="T16">) </text:span><text:span text:style-name="T9">||</text:span><text:span text:style-name="T16"> </text:span></text:p>
      <text:p text:style-name="P3">        <text:span text:style-name="T16">(</text:span><text:span text:style-name="T6">ataqueJugador</text:span><text:span text:style-name="T16"> </text:span><text:span text:style-name="T9">==</text:span><text:span text:style-name="T16"> </text:span><text:span text:style-name="T18">'</text:span><text:span text:style-name="T21">Tierra</text:span><text:span text:style-name="T18">'</text:span><text:span text:style-name="T16"> </text:span><text:span text:style-name="T9">&amp;&amp;</text:span><text:span text:style-name="T16"> </text:span><text:span text:style-name="T6">ataquePc1</text:span><text:span text:style-name="T16"> </text:span><text:span text:style-name="T9">==</text:span><text:span text:style-name="T16"> </text:span><text:span text:style-name="T18">'</text:span><text:span text:style-name="T21">Agua</text:span><text:span text:style-name="T18">'</text:span><text:span text:style-name="T16">)) </text:span><text:span text:style-name="T9">{</text:span></text:p>
      <text:p text:style-name="P3">        <text:span text:style-name="T14">crearMensaje</text:span><text:span text:style-name="T16">(</text:span><text:span text:style-name="T18">"</text:span><text:span text:style-name="T21">ganaste 😊</text:span><text:span text:style-name="T18">"</text:span><text:span text:style-name="T16">)</text:span></text:p>
      <text:p text:style-name="P3">        <text:span text:style-name="T6">lifepc</text:span><text:span text:style-name="T9">--</text:span></text:p>
      <text:p text:style-name="P3">        <text:span text:style-name="T6">spanlifepc</text:span><text:span text:style-name="T9">.</text:span><text:span text:style-name="T6">innerHTML</text:span><text:span text:style-name="T16"> </text:span><text:span text:style-name="T9">=</text:span><text:span text:style-name="T16"> </text:span><text:span text:style-name="T6">lifepc</text:span></text:p>
      <text:p text:style-name="P3">    <text:span text:style-name="T9">}</text:span><text:span text:style-name="T16"> </text:span><text:span text:style-name="T24">else</text:span><text:span text:style-name="T16"> </text:span><text:span text:style-name="T9">{</text:span></text:p>
      <text:p text:style-name="P3">        <text:span text:style-name="T14">crearMensaje</text:span><text:span text:style-name="T16">(</text:span><text:span text:style-name="T18">"</text:span><text:span text:style-name="T21">perdiste 😒</text:span><text:span text:style-name="T18">"</text:span><text:span text:style-name="T16">)</text:span></text:p>
      <text:p text:style-name="P3">        <text:span text:style-name="T6">lifeplayer</text:span><text:span text:style-name="T9">--</text:span></text:p>
      <text:p text:style-name="P3"><text:soft-page-break/>        <text:span text:style-name="T6">spanlifeplayer</text:span><text:span text:style-name="T9">.</text:span><text:span text:style-name="T6">innerHTML</text:span><text:span text:style-name="T16"> </text:span><text:span text:style-name="T9">=</text:span><text:span text:style-name="T16"> </text:span><text:span text:style-name="T6">lifeplayer</text:span></text:p>
      <text:p text:style-name="P3">    <text:span text:style-name="T9">}</text:span></text:p>
      <text:p text:style-name="P6"/>
      <text:p text:style-name="P3">    <text:span text:style-name="T14">checkVidas</text:span><text:span text:style-name="T16">()</text:span></text:p>
      <text:p text:style-name="P4">}</text:p>
      <text:p text:style-name="P1"><text:span text:style-name="T1">function</text:span> <text:span text:style-name="T13">checkVidas</text:span><text:span text:style-name="T8">()</text:span> <text:span text:style-name="T8">{</text:span></text:p>
      <text:p text:style-name="P3">    <text:span text:style-name="T24">if</text:span><text:span text:style-name="T16"> (</text:span><text:span text:style-name="T6">lifepc</text:span><text:span text:style-name="T16"> </text:span><text:span text:style-name="T9">==</text:span><text:span text:style-name="T16"> </text:span><text:span text:style-name="T12">0</text:span><text:span text:style-name="T16">) </text:span><text:span text:style-name="T9">{</text:span></text:p>
      <text:p text:style-name="P3">       <text:span text:style-name="T14">alert</text:span><text:span text:style-name="T16">(</text:span><text:span text:style-name="T18">'</text:span><text:span text:style-name="T21">!!HAS GANADO Littel Bitch!!</text:span><text:span text:style-name="T18">'</text:span><text:span text:style-name="T16">)</text:span></text:p>
      <text:p text:style-name="P3">        <text:span text:style-name="T2">let</text:span><text:span text:style-name="T16"> </text:span><text:span text:style-name="T6">botonFuego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fuego</text:span><text:span text:style-name="T18">'</text:span><text:span text:style-name="T16">)</text:span></text:p>
      <text:p text:style-name="P3">        <text:span text:style-name="T6">botonFuego</text:span><text:span text:style-name="T9">.</text:span><text:span text:style-name="T16">disabled </text:span><text:span text:style-name="T9">=</text:span><text:span text:style-name="T16"> </text:span><text:span text:style-name="T2">true</text:span></text:p>
      <text:p text:style-name="P3">        <text:span text:style-name="T2">let</text:span><text:span text:style-name="T16"> </text:span><text:span text:style-name="T6">botonTierr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tierra</text:span><text:span text:style-name="T18">'</text:span><text:span text:style-name="T16">)</text:span></text:p>
      <text:p text:style-name="P3">        <text:span text:style-name="T6">botonTierra</text:span><text:span text:style-name="T9">.</text:span><text:span text:style-name="T16">disabled </text:span><text:span text:style-name="T9">=</text:span><text:span text:style-name="T16"> </text:span><text:span text:style-name="T2">true</text:span></text:p>
      <text:p text:style-name="P3">        <text:span text:style-name="T2">let</text:span><text:span text:style-name="T16"> </text:span><text:span text:style-name="T6">botonAgu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agua</text:span><text:span text:style-name="T18">'</text:span><text:span text:style-name="T16">)</text:span></text:p>
      <text:p text:style-name="P3">        <text:span text:style-name="T6">botonAgua</text:span><text:span text:style-name="T9">.</text:span><text:span text:style-name="T16">disabled </text:span><text:span text:style-name="T9">=</text:span><text:span text:style-name="T16"> </text:span><text:span text:style-name="T2">true</text:span></text:p>
      <text:p text:style-name="P3">       </text:p>
      <text:p text:style-name="P3">    <text:span text:style-name="T9">}</text:span><text:span text:style-name="T16"> </text:span><text:span text:style-name="T24">else</text:span><text:span text:style-name="T16"> </text:span><text:span text:style-name="T24">if</text:span><text:span text:style-name="T16"> (</text:span><text:span text:style-name="T6">lifeplayer</text:span><text:span text:style-name="T16"> </text:span><text:span text:style-name="T9">==</text:span><text:span text:style-name="T16"> </text:span><text:span text:style-name="T12">0</text:span><text:span text:style-name="T16">) </text:span><text:span text:style-name="T9">{</text:span></text:p>
      <text:p text:style-name="P3">       <text:span text:style-name="T14">alert</text:span><text:span text:style-name="T16">(</text:span><text:span text:style-name="T18">'</text:span><text:span text:style-name="T21">Perdiste Sungaaaa</text:span><text:span text:style-name="T18">'</text:span><text:span text:style-name="T16">) </text:span></text:p>
      <text:p text:style-name="P3">        <text:span text:style-name="T2">let</text:span><text:span text:style-name="T16"> </text:span><text:span text:style-name="T6">botonFuego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fuego</text:span><text:span text:style-name="T18">'</text:span><text:span text:style-name="T16">)</text:span></text:p>
      <text:p text:style-name="P3">        <text:span text:style-name="T6">botonFuego</text:span><text:span text:style-name="T9">.</text:span><text:span text:style-name="T16">disabled </text:span><text:span text:style-name="T9">=</text:span><text:span text:style-name="T16"> </text:span><text:span text:style-name="T2">true</text:span></text:p>
      <text:p text:style-name="P3">        <text:span text:style-name="T2">let</text:span><text:span text:style-name="T16"> </text:span><text:span text:style-name="T6">botonTierr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tierra</text:span><text:span text:style-name="T18">'</text:span><text:span text:style-name="T16">)</text:span></text:p>
      <text:p text:style-name="P3">        <text:span text:style-name="T6">botonTierra</text:span><text:span text:style-name="T9">.</text:span><text:span text:style-name="T16">disabled </text:span><text:span text:style-name="T9">=</text:span><text:span text:style-name="T16"> </text:span><text:span text:style-name="T2">true</text:span></text:p>
      <text:p text:style-name="P3">        <text:span text:style-name="T2">let</text:span><text:span text:style-name="T16"> </text:span><text:span text:style-name="T6">botonAgua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boton-agua</text:span><text:span text:style-name="T18">'</text:span><text:span text:style-name="T16">)</text:span></text:p>
      <text:p text:style-name="P3">        <text:span text:style-name="T6">botonAgua</text:span><text:span text:style-name="T9">.</text:span><text:span text:style-name="T16">disabled </text:span><text:span text:style-name="T9">=</text:span><text:span text:style-name="T16"> </text:span><text:span text:style-name="T2">true</text:span></text:p>
      <text:p text:style-name="P3">       </text:p>
      <text:p text:style-name="P3">    <text:span text:style-name="T9">}</text:span></text:p>
      <text:p text:style-name="P4">}</text:p>
      <text:p text:style-name="P1"><text:span text:style-name="T1">function</text:span> <text:span text:style-name="T13">crearMensaje</text:span><text:span text:style-name="T8">(</text:span><text:span text:style-name="T26">triunfos</text:span><text:span text:style-name="T8">)</text:span> <text:span text:style-name="T8">{</text:span></text:p>
      <text:p text:style-name="P3">    <text:span text:style-name="T2">let</text:span><text:span text:style-name="T16"> </text:span><text:span text:style-name="T6">sectionmensajes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mensajes</text:span><text:span text:style-name="T18">'</text:span><text:span text:style-name="T16">)</text:span></text:p>
      <text:p text:style-name="P6"/>
      <text:p text:style-name="P3">    <text:span text:style-name="T2">let</text:span><text:span text:style-name="T16"> </text:span><text:span text:style-name="T6">parrafo</text:span><text:span text:style-name="T16"> </text:span><text:span text:style-name="T9">=</text:span><text:span text:style-name="T16"> </text:span><text:span text:style-name="T6">document</text:span><text:span text:style-name="T9">.</text:span><text:span text:style-name="T14">createElement</text:span><text:span text:style-name="T16">(</text:span><text:span text:style-name="T18">'</text:span><text:span text:style-name="T21">p</text:span><text:span text:style-name="T18">'</text:span><text:span text:style-name="T16">)</text:span></text:p>
      <text:p text:style-name="P3">    <text:span text:style-name="T6">parrafo</text:span><text:span text:style-name="T9">.</text:span><text:span text:style-name="T6">innerHTML</text:span><text:span text:style-name="T16"> </text:span><text:span text:style-name="T9">=</text:span><text:span text:style-name="T16"> </text:span><text:span text:style-name="T18">'</text:span><text:span text:style-name="T21">Tu mascota atacó con </text:span><text:span text:style-name="T18">'</text:span><text:span text:style-name="T16"> </text:span><text:span text:style-name="T9">+</text:span><text:span text:style-name="T16"> </text:span><text:span text:style-name="T6">ataqueJugador</text:span><text:span text:style-name="T16"> </text:span><text:span text:style-name="T9">+</text:span><text:span text:style-name="T16"> </text:span><text:span text:style-name="T18">'</text:span><text:span text:style-name="T21">, la mascota del enemigo ataco con </text:span><text:span text:style-name="T18">'</text:span><text:span text:style-name="T16"> </text:span><text:span text:style-name="T9">+</text:span><text:span text:style-name="T16"> </text:span><text:span text:style-name="T6">ataquePc1</text:span><text:span text:style-name="T16"> </text:span><text:span text:style-name="T9">+</text:span><text:span text:style-name="T16"> </text:span><text:span text:style-name="T18">'</text:span><text:span text:style-name="T21"> </text:span><text:span text:style-name="T18">'</text:span><text:span text:style-name="T16"> </text:span><text:span text:style-name="T9">+</text:span><text:span text:style-name="T16"> </text:span><text:span text:style-name="T27">triunfos</text:span></text:p>
      <text:p text:style-name="P6"/>
      <text:p text:style-name="P3">    <text:span text:style-name="T6">sectionmensajes</text:span><text:span text:style-name="T9">.</text:span><text:span text:style-name="T14">appendChild</text:span><text:span text:style-name="T16">(</text:span><text:span text:style-name="T6">parrafo</text:span><text:span text:style-name="T16">)</text:span></text:p>
      <text:p text:style-name="P4">}</text:p>
      <text:p text:style-name="P1"><text:span text:style-name="T1">function</text:span> <text:span text:style-name="T13">crearMensajeFinal</text:span><text:span text:style-name="T8">(</text:span><text:span text:style-name="T26">resultadofinal</text:span><text:span text:style-name="T8">)</text:span> <text:span text:style-name="T8">{</text:span></text:p>
      <text:p text:style-name="P3">    <text:span text:style-name="T2">let</text:span><text:span text:style-name="T16"> </text:span><text:span text:style-name="T6">sectionmensajes</text:span><text:span text:style-name="T16"> </text:span><text:span text:style-name="T9">=</text:span><text:span text:style-name="T16"> </text:span><text:span text:style-name="T6">document</text:span><text:span text:style-name="T9">.</text:span><text:span text:style-name="T14">getElementById</text:span><text:span text:style-name="T16">(</text:span><text:span text:style-name="T18">'</text:span><text:span text:style-name="T21">mensajes</text:span><text:span text:style-name="T18">'</text:span><text:span text:style-name="T16">)</text:span></text:p>
      <text:p text:style-name="P6"/>
      <text:p text:style-name="P3">    <text:span text:style-name="T2">let</text:span><text:span text:style-name="T16"> </text:span><text:span text:style-name="T6">parrafo</text:span><text:span text:style-name="T16"> </text:span><text:span text:style-name="T9">=</text:span><text:span text:style-name="T16"> </text:span><text:span text:style-name="T6">document</text:span><text:span text:style-name="T9">.</text:span><text:span text:style-name="T14">createElement</text:span><text:span text:style-name="T16">(</text:span><text:span text:style-name="T18">'</text:span><text:span text:style-name="T21">p</text:span><text:span text:style-name="T18">'</text:span><text:span text:style-name="T16">)</text:span></text:p>
      <text:p text:style-name="P3">    <text:span text:style-name="T6">parrafo</text:span><text:span text:style-name="T9">.</text:span><text:span text:style-name="T6">innerHTML</text:span><text:span text:style-name="T16"> </text:span><text:span text:style-name="T9">=</text:span><text:span text:style-name="T16"> </text:span><text:span text:style-name="T6">resultado</text:span></text:p>
      <text:p text:style-name="P6"/>
      <text:p text:style-name="P3">    <text:span text:style-name="T6">sectionmensajes</text:span><text:span text:style-name="T9">.</text:span><text:span text:style-name="T14">appendChild</text:span><text:span text:style-name="T16">(</text:span><text:span text:style-name="T6">parrafo</text:span><text:span text:style-name="T16">)</text:span></text:p>
      <text:p text:style-name="P4">}</text:p>
      <text:p text:style-name="P1"><text:span text:style-name="T1">function</text:span> <text:span text:style-name="T13">reinciarjuego</text:span><text:span text:style-name="T8">()</text:span> <text:span text:style-name="T8">{</text:span></text:p>
      <text:p text:style-name="P3">    <text:span text:style-name="T6">location</text:span><text:span text:style-name="T9">.</text:span><text:span text:style-name="T14">reload</text:span><text:span text:style-name="T16">()</text:span></text:p>
      <text:p text:style-name="P4">}</text:p>
      <text:p text:style-name="P1"><text:span text:style-name="T1">function</text:span> <text:span text:style-name="T13">aleatorio</text:span> <text:span text:style-name="T8">(</text:span><text:span text:style-name="T26">min</text:span><text:span text:style-name="T8">,</text:span> <text:span text:style-name="T26">max</text:span><text:span text:style-name="T8">)</text:span> <text:span text:style-name="T8">{</text:span></text:p>
      <text:p text:style-name="P3">   <text:span text:style-name="T24">return</text:span><text:span text:style-name="T16"> </text:span><text:span text:style-name="T6">Math</text:span><text:span text:style-name="T9">.</text:span><text:span text:style-name="T14">floor</text:span><text:span text:style-name="T16">(</text:span><text:span text:style-name="T6">Math</text:span><text:span text:style-name="T9">.</text:span><text:span text:style-name="T14">random</text:span><text:span text:style-name="T16">() </text:span><text:span text:style-name="T9">*</text:span><text:span text:style-name="T16"> (</text:span><text:span text:style-name="T27">max</text:span><text:span text:style-name="T16"> </text:span><text:span text:style-name="T9">-</text:span><text:span text:style-name="T16"> </text:span><text:span text:style-name="T27">min</text:span><text:span text:style-name="T16"> </text:span><text:span text:style-name="T9">+</text:span><text:span text:style-name="T16"> </text:span><text:span text:style-name="T12">1</text:span><text:span text:style-name="T16">) </text:span><text:span text:style-name="T9">+</text:span><text:span text:style-name="T16"> </text:span><text:span text:style-name="T27">min</text:span><text:span text:style-name="T16">)</text:span></text:p>
      <text:p text:style-name="P4">}</text:p>
      <text:p text:style-name="P1"><text:span text:style-name="T5">window</text:span><text:span text:style-name="T8">.</text:span><text:span text:style-name="T13">addEventListener</text:span>(<text:span text:style-name="T17">'</text:span><text:span text:style-name="T20">load</text:span><text:span text:style-name="T17">'</text:span><text:span text:style-name="T8">,</text:span> <text:span text:style-name="T13">iniciarjuego</text:span>)</text:p>
      <text:p text:style-name="Standard"><text:soft-page-break/><text:line-break/><text:line-break/><text:span text:style-name="T28">**********************************************<text:line-break/></text:span><text:span text:style-name="T31">&lt;!</text:span><text:span text:style-name="T3">DOCTYPE</text:span><text:span text:style-name="T4"> </text:span><text:span text:style-name="T7">html</text:span><text:span text:style-name="T31">&gt;</text:span></text:p>
      <text:p text:style-name="P1"><text:span text:style-name="T29">&lt;</text:span><text:span text:style-name="T1">html</text:span><text:span text:style-name="T29">&gt;</text:span></text:p>
      <text:p text:style-name="P3">    <text:span text:style-name="T30">&lt;</text:span><text:span text:style-name="T2">head</text:span><text:span text:style-name="T30">&gt;</text:span></text:p>
      <text:p text:style-name="P3">        <text:span text:style-name="T30">&lt;</text:span><text:span text:style-name="T2">META</text:span><text:span text:style-name="T16"> </text:span><text:span text:style-name="T6">charset</text:span><text:span text:style-name="T9">=</text:span><text:span text:style-name="T18">"</text:span><text:span text:style-name="T21">utf-8</text:span><text:span text:style-name="T18">"</text:span><text:span text:style-name="T16"> </text:span><text:span text:style-name="T30">/&gt;</text:span></text:p>
      <text:p text:style-name="P3">        <text:span text:style-name="T30">&lt;</text:span><text:span text:style-name="T2">title</text:span><text:span text:style-name="T30">&gt;</text:span><text:span text:style-name="T16">DIRTYSPACE</text:span><text:span text:style-name="T30">&lt;/</text:span><text:span text:style-name="T2">title</text:span><text:span text:style-name="T30">&gt;</text:span></text:p>
      <text:p text:style-name="P3"><text:span text:style-name="T8">        </text:span><text:span text:style-name="T30">&lt;</text:span><text:span text:style-name="T2">script</text:span><text:span text:style-name="T32"> </text:span><text:span text:style-name="T6">src</text:span><text:span text:style-name="T9">=</text:span><text:span text:style-name="T18">"</text:span><text:span text:style-name="T21"> ./js/DIRTYSPACE.js</text:span><text:span text:style-name="T18">"</text:span><text:span text:style-name="T30">&gt;&lt;/</text:span><text:span text:style-name="T2">script</text:span><text:span text:style-name="T30">&gt;</text:span></text:p>
      <text:p text:style-name="P3">        <text:span text:style-name="T30">&lt;</text:span><text:span text:style-name="T2">link</text:span><text:span text:style-name="T16"> </text:span><text:span text:style-name="T6">rel</text:span><text:span text:style-name="T9">=</text:span><text:span text:style-name="T18">"</text:span><text:span text:style-name="T21">stylesheet</text:span><text:span text:style-name="T18">"</text:span><text:span text:style-name="T16"> </text:span><text:span text:style-name="T6">href</text:span><text:span text:style-name="T9">=</text:span><text:span text:style-name="T18">"</text:span><text:span text:style-name="T21">./loBonito.css</text:span><text:span text:style-name="T18">"</text:span><text:span text:style-name="T30">&gt;</text:span></text:p>
      <text:p text:style-name="P3">    <text:span text:style-name="T30">&lt;/</text:span><text:span text:style-name="T2">head</text:span><text:span text:style-name="T30">&gt;</text:span></text:p>
      <text:p text:style-name="P3">    <text:span text:style-name="T30">&lt;</text:span><text:span text:style-name="T2">body</text:span><text:span text:style-name="T30">&gt;</text:span></text:p>
      <text:p text:style-name="P3">        <text:span text:style-name="T30">&lt;</text:span><text:span text:style-name="T2">section</text:span><text:span text:style-name="T16"> </text:span><text:span text:style-name="T6">id</text:span><text:span text:style-name="T9">=</text:span><text:span text:style-name="T18">"</text:span><text:span text:style-name="T21">selecionar-mascota</text:span><text:span text:style-name="T18">"</text:span><text:span text:style-name="T30">&gt;</text:span></text:p>
      <text:p text:style-name="P3">            <text:span text:style-name="T30">&lt;</text:span><text:span text:style-name="T2">h1</text:span><text:span text:style-name="T16"> </text:span><text:span text:style-name="T6">class</text:span><text:span text:style-name="T9">=</text:span><text:span text:style-name="T18">"</text:span><text:span text:style-name="T21">title</text:span><text:span text:style-name="T18">"</text:span><text:span text:style-name="T30">&gt;</text:span><text:span text:style-name="T16">DIRTYSPACE ╰(*°▽°*)╯</text:span><text:span text:style-name="T30">&lt;/</text:span><text:span text:style-name="T2">h1</text:span><text:span text:style-name="T30">&gt;</text:span></text:p>
      <text:p text:style-name="P6"/>
      <text:p text:style-name="P3">            <text:span text:style-name="T30">&lt;</text:span><text:span text:style-name="T2">h2</text:span><text:span text:style-name="T16"> </text:span><text:span text:style-name="T6">class</text:span><text:span text:style-name="T9">=</text:span><text:span text:style-name="T18">"</text:span><text:span text:style-name="T21">subtitulo</text:span><text:span text:style-name="T18">"</text:span><text:span text:style-name="T30">&gt;</text:span><text:span text:style-name="T16">Elige tu mascota:</text:span><text:span text:style-name="T30">&lt;/</text:span><text:span text:style-name="T2">h2</text:span><text:span text:style-name="T30">&gt;</text:span></text:p>
      <text:p text:style-name="P6"/>
      <text:p text:style-name="P3">            <text:span text:style-name="T30">&lt;</text:span><text:span text:style-name="T2">div</text:span><text:span text:style-name="T16"> </text:span><text:span text:style-name="T6">class</text:span><text:span text:style-name="T9">=</text:span><text:span text:style-name="T18">"</text:span><text:span text:style-name="T21">pintura</text:span><text:span text:style-name="T18">"</text:span><text:span text:style-name="T30">&gt;</text:span></text:p>
      <text:p text:style-name="P3">            <text:span text:style-name="T30">&lt;</text:span><text:span text:style-name="T2">label</text:span><text:span text:style-name="T16"> </text:span><text:span text:style-name="T6">class</text:span><text:span text:style-name="T9">=</text:span><text:span text:style-name="T18">"</text:span><text:span text:style-name="T21">tarjeta-dirty-place</text:span><text:span text:style-name="T18">"</text:span><text:span text:style-name="T16"> </text:span><text:span text:style-name="T6">for</text:span><text:span text:style-name="T9">=</text:span><text:span text:style-name="T18">"</text:span><text:span text:style-name="T21">Hdoso</text:span><text:span text:style-name="T18">"</text:span><text:span text:style-name="T30">&gt;</text:span></text:p>
      <text:p text:style-name="P3">                <text:span text:style-name="T30">&lt;</text:span><text:span text:style-name="T2">p</text:span><text:span text:style-name="T30">&gt;</text:span><text:span text:style-name="T16">Hdoso</text:span><text:span text:style-name="T30">&lt;/</text:span><text:span text:style-name="T2">p</text:span><text:span text:style-name="T30">&gt;</text:span></text:p>
      <text:p text:style-name="P3">                <text:span text:style-name="T30">&lt;</text:span><text:span text:style-name="T2">img</text:span><text:span text:style-name="T16"> </text:span><text:span text:style-name="T6">src</text:span><text:span text:style-name="T9">=</text:span><text:span text:style-name="T18">"</text:span><text:span text:style-name="T21">./imagenespersonajes/hdoso-removebg-preview.png</text:span><text:span text:style-name="T18">"</text:span><text:span text:style-name="T16"> </text:span><text:span text:style-name="T6">alt</text:span><text:span text:style-name="T9">=</text:span><text:span text:style-name="T18">"</text:span><text:span text:style-name="T21">Hdoso</text:span><text:span text:style-name="T18">"</text:span><text:span text:style-name="T30">&gt;</text:span></text:p>
      <text:p text:style-name="P3">            <text:span text:style-name="T30">&lt;/</text:span><text:span text:style-name="T2">label</text:span><text:span text:style-name="T30">&gt;</text:span></text:p>
      <text:p text:style-name="P3">            <text:span text:style-name="T30">&lt;</text:span><text:span text:style-name="T2">input</text:span><text:span text:style-name="T16"> </text:span><text:span text:style-name="T6">type</text:span><text:span text:style-name="T9">=</text:span><text:span text:style-name="T18">"</text:span><text:span text:style-name="T21">radio</text:span><text:span text:style-name="T18">"</text:span><text:span text:style-name="T16"> </text:span><text:span text:style-name="T6">name</text:span><text:span text:style-name="T9">=</text:span><text:span text:style-name="T18">"</text:span><text:span text:style-name="T21">mascota</text:span><text:span text:style-name="T18">"</text:span><text:span text:style-name="T16"> </text:span><text:span text:style-name="T6">id</text:span><text:span text:style-name="T9">=</text:span><text:span text:style-name="T18">"</text:span><text:span text:style-name="T21">Hdoso</text:span><text:span text:style-name="T18">"</text:span><text:span text:style-name="T30">/&gt;</text:span><text:span text:style-name="T16"> </text:span></text:p>
      <text:p text:style-name="P6"/>
      <text:p text:style-name="P3">            <text:span text:style-name="T30">&lt;</text:span><text:span text:style-name="T2">label</text:span><text:span text:style-name="T16"> </text:span><text:span text:style-name="T6">class</text:span><text:span text:style-name="T9">=</text:span><text:span text:style-name="T18">"</text:span><text:span text:style-name="T21">tarjeta-dirty-place</text:span><text:span text:style-name="T18">"</text:span><text:span text:style-name="T16"> </text:span><text:span text:style-name="T6">for</text:span><text:span text:style-name="T9">=</text:span><text:span text:style-name="T18">"</text:span><text:span text:style-name="T21">Barrosta</text:span><text:span text:style-name="T18">"</text:span><text:span text:style-name="T30">&gt;</text:span></text:p>
      <text:p text:style-name="P3">                <text:span text:style-name="T30">&lt;</text:span><text:span text:style-name="T2">p</text:span><text:span text:style-name="T30">&gt;</text:span><text:span text:style-name="T16">Barrosta</text:span><text:span text:style-name="T30">&lt;/</text:span><text:span text:style-name="T2">p</text:span><text:span text:style-name="T30">&gt;</text:span></text:p>
      <text:p text:style-name="P3">                <text:span text:style-name="T30">&lt;</text:span><text:span text:style-name="T2">img</text:span><text:span text:style-name="T16"> </text:span><text:span text:style-name="T6">src</text:span><text:span text:style-name="T9">=</text:span><text:span text:style-name="T18">"</text:span><text:span text:style-name="T21">./imagenespersonajes/Barrosta-removebg-preview.png</text:span><text:span text:style-name="T18">"</text:span><text:span text:style-name="T16"> </text:span><text:span text:style-name="T6">alt</text:span><text:span text:style-name="T9">=</text:span><text:span text:style-name="T18">"</text:span><text:span text:style-name="T21">Barrosta</text:span><text:span text:style-name="T18">"</text:span><text:span text:style-name="T30">&gt;</text:span></text:p>
      <text:p text:style-name="P3">            <text:span text:style-name="T30">&lt;/</text:span><text:span text:style-name="T2">label</text:span><text:span text:style-name="T30">&gt;</text:span></text:p>
      <text:p text:style-name="P3">            <text:span text:style-name="T30">&lt;</text:span><text:span text:style-name="T2">input</text:span><text:span text:style-name="T16"> </text:span><text:span text:style-name="T6">type</text:span><text:span text:style-name="T9">=</text:span><text:span text:style-name="T18">"</text:span><text:span text:style-name="T21">radio</text:span><text:span text:style-name="T18">"</text:span><text:span text:style-name="T16"> </text:span><text:span text:style-name="T6">name</text:span><text:span text:style-name="T9">=</text:span><text:span text:style-name="T18">"</text:span><text:span text:style-name="T21">mascota</text:span><text:span text:style-name="T18">"</text:span><text:span text:style-name="T16"> </text:span><text:span text:style-name="T6">id</text:span><text:span text:style-name="T9">=</text:span><text:span text:style-name="T18">"</text:span><text:span text:style-name="T21">Barrosta</text:span><text:span text:style-name="T18">"</text:span><text:span text:style-name="T30">/&gt;</text:span><text:span text:style-name="T16"> </text:span></text:p>
      <text:p text:style-name="P6"/>
      <text:p text:style-name="P3">            <text:span text:style-name="T30">&lt;</text:span><text:span text:style-name="T2">label</text:span><text:span text:style-name="T16"> </text:span><text:span text:style-name="T6">class</text:span><text:span text:style-name="T9">=</text:span><text:span text:style-name="T18">"</text:span><text:span text:style-name="T21">tarjeta-dirty-place</text:span><text:span text:style-name="T18">"</text:span><text:span text:style-name="T16"> </text:span><text:span text:style-name="T6">for</text:span><text:span text:style-name="T9">=</text:span><text:span text:style-name="T18">"</text:span><text:span text:style-name="T21">Quementa</text:span><text:span text:style-name="T18">"</text:span><text:span text:style-name="T30">&gt;</text:span></text:p>
      <text:p text:style-name="P3">                <text:span text:style-name="T30">&lt;</text:span><text:span text:style-name="T2">p</text:span><text:span text:style-name="T30">&gt;</text:span><text:span text:style-name="T16">Quementa</text:span><text:span text:style-name="T30">&lt;/</text:span><text:span text:style-name="T2">p</text:span><text:span text:style-name="T30">&gt;</text:span></text:p>
      <text:p text:style-name="P3">                <text:span text:style-name="T30">&lt;</text:span><text:span text:style-name="T2">img</text:span><text:span text:style-name="T16"> </text:span><text:span text:style-name="T6">src</text:span><text:span text:style-name="T9">=</text:span><text:span text:style-name="T18">"</text:span><text:span text:style-name="T21">./imagenespersonajes/Quementa-removebg-preview.png</text:span><text:span text:style-name="T18">"</text:span><text:span text:style-name="T16"> </text:span><text:span text:style-name="T6">alt</text:span><text:span text:style-name="T9">=</text:span><text:span text:style-name="T18">"</text:span><text:span text:style-name="T21">Quementa</text:span><text:span text:style-name="T18">"</text:span><text:span text:style-name="T30">&gt;</text:span></text:p>
      <text:p text:style-name="P3">            <text:span text:style-name="T30">&lt;/</text:span><text:span text:style-name="T2">label</text:span><text:span text:style-name="T30">&gt;</text:span></text:p>
      <text:p text:style-name="P3">            <text:span text:style-name="T30">&lt;</text:span><text:span text:style-name="T2">input</text:span><text:span text:style-name="T16"> </text:span><text:span text:style-name="T6">type</text:span><text:span text:style-name="T9">=</text:span><text:span text:style-name="T18">"</text:span><text:span text:style-name="T21">radio</text:span><text:span text:style-name="T18">"</text:span><text:span text:style-name="T16"> </text:span><text:span text:style-name="T6">name</text:span><text:span text:style-name="T9">=</text:span><text:span text:style-name="T18">"</text:span><text:span text:style-name="T21">mascota</text:span><text:span text:style-name="T18">"</text:span><text:span text:style-name="T16"> </text:span><text:span text:style-name="T6">id</text:span><text:span text:style-name="T9">=</text:span><text:span text:style-name="T18">"</text:span><text:span text:style-name="T21">Quementa</text:span><text:span text:style-name="T18">"</text:span><text:span text:style-name="T30">/&gt;</text:span><text:span text:style-name="T16"> </text:span></text:p>
      <text:p text:style-name="P3">            <text:span text:style-name="T30">&lt;/</text:span><text:span text:style-name="T2">div</text:span><text:span text:style-name="T30">&gt;</text:span></text:p>
      <text:p text:style-name="P6"/>
      <text:p text:style-name="P3">            <text:span text:style-name="T30">&lt;</text:span><text:span text:style-name="T2">button</text:span><text:span text:style-name="T16"> </text:span><text:span text:style-name="T6">id</text:span><text:span text:style-name="T9">=</text:span><text:span text:style-name="T18">"</text:span><text:span text:style-name="T21">boton-mascota</text:span><text:span text:style-name="T18">"</text:span><text:span text:style-name="T30">&gt;</text:span><text:span text:style-name="T16">Seleccionar</text:span><text:span text:style-name="T30">&lt;/</text:span><text:span text:style-name="T2">button</text:span><text:span text:style-name="T30">&gt;</text:span></text:p>
      <text:p text:style-name="P3">        <text:span text:style-name="T30">&lt;/</text:span><text:span text:style-name="T2">section</text:span><text:span text:style-name="T30">&gt;</text:span></text:p>
      <text:p text:style-name="P6"/>
      <text:p text:style-name="P3">        <text:span text:style-name="T30">&lt;</text:span><text:span text:style-name="T2">section</text:span><text:span text:style-name="T16"> </text:span><text:span text:style-name="T6">id</text:span><text:span text:style-name="T9">=</text:span><text:span text:style-name="T18">"</text:span><text:span text:style-name="T21">selecionar-ataque</text:span><text:span text:style-name="T18">"</text:span><text:span text:style-name="T30">&gt;</text:span></text:p>
      <text:p text:style-name="P3">            <text:span text:style-name="T30">&lt;</text:span><text:span text:style-name="T2">h1</text:span><text:span text:style-name="T16"> </text:span><text:span text:style-name="T6">id</text:span><text:span text:style-name="T9">=</text:span><text:span text:style-name="T16"> </text:span><text:span text:style-name="T18">"</text:span><text:span text:style-name="T21">titulo</text:span><text:span text:style-name="T18">"</text:span><text:span text:style-name="T16"> </text:span><text:span text:style-name="T6">class</text:span><text:span text:style-name="T9">=</text:span><text:span text:style-name="T18">"</text:span><text:span text:style-name="T21">title</text:span><text:span text:style-name="T18">"</text:span><text:span text:style-name="T30">&gt;</text:span><text:span text:style-name="T16">DIRTYSPACE ╰(*°▽°*)╯</text:span><text:span text:style-name="T30">&lt;/</text:span><text:span text:style-name="T2">h1</text:span><text:span text:style-name="T30">&gt;</text:span></text:p>
      <text:p text:style-name="P6"/>
      <text:p text:style-name="P3">            <text:span text:style-name="T30">&lt;</text:span><text:span text:style-name="T2">h2</text:span><text:span text:style-name="T16"> </text:span><text:span text:style-name="T6">class</text:span><text:span text:style-name="T9">=</text:span><text:span text:style-name="T18">"</text:span><text:span text:style-name="T21">subtitulo</text:span><text:span text:style-name="T18">"</text:span><text:span text:style-name="T30">&gt;</text:span><text:span text:style-name="T16">Elige tu ataque:</text:span><text:span text:style-name="T30">&lt;/</text:span><text:span text:style-name="T2">h2</text:span><text:span text:style-name="T30">&gt;</text:span></text:p>
      <text:p text:style-name="P6"/>
      <text:p text:style-name="P3">            <text:span text:style-name="T30">&lt;</text:span><text:span text:style-name="T2">div</text:span><text:span text:style-name="T30">&gt;</text:span></text:p>
      <text:p text:style-name="P3">                <text:span text:style-name="T30">&lt;</text:span><text:span text:style-name="T2">button</text:span><text:span text:style-name="T16"> </text:span><text:span text:style-name="T6">id</text:span><text:span text:style-name="T9">=</text:span><text:span text:style-name="T18">"</text:span><text:span text:style-name="T21">boton-fuego</text:span><text:span text:style-name="T18">"</text:span><text:span text:style-name="T16"> </text:span><text:span text:style-name="T6">class</text:span><text:span text:style-name="T9">=</text:span><text:span text:style-name="T18">"</text:span><text:span text:style-name="T21">color-boton</text:span><text:span text:style-name="T18">"</text:span><text:span text:style-name="T30">&gt;</text:span><text:span text:style-name="T16">Fuego 🔥</text:span><text:span text:style-name="T30">&lt;/</text:span><text:span text:style-name="T2">button</text:span><text:span text:style-name="T30">&gt;</text:span></text:p>
      <text:p text:style-name="P3">                <text:span text:style-name="T30">&lt;</text:span><text:span text:style-name="T2">button</text:span><text:span text:style-name="T16"> </text:span><text:span text:style-name="T6">id</text:span><text:span text:style-name="T9">=</text:span><text:span text:style-name="T18">"</text:span><text:span text:style-name="T21">boton-tierra</text:span><text:span text:style-name="T18">"</text:span><text:span text:style-name="T16"> </text:span><text:span text:style-name="T6">class</text:span><text:span text:style-name="T9">=</text:span><text:span text:style-name="T18">"</text:span><text:span text:style-name="T21">color-boton</text:span><text:span text:style-name="T18">"</text:span><text:span text:style-name="T30">&gt;</text:span><text:span text:style-name="T16">Tierra 🪴</text:span><text:span text:style-name="T30">&lt;/</text:span><text:span text:style-name="T2">button</text:span><text:span text:style-name="T30">&gt;</text:span></text:p>
      <text:p text:style-name="P3">                <text:span text:style-name="T30">&lt;</text:span><text:span text:style-name="T2">button</text:span><text:span text:style-name="T16"> </text:span><text:span text:style-name="T6">id</text:span><text:span text:style-name="T9">=</text:span><text:span text:style-name="T18">"</text:span><text:span text:style-name="T21">boton-agua</text:span><text:span text:style-name="T18">"</text:span><text:span text:style-name="T16"> </text:span><text:span text:style-name="T6">class</text:span><text:span text:style-name="T9">=</text:span><text:span text:style-name="T18">"</text:span><text:span text:style-name="T21">color-boton</text:span><text:span text:style-name="T18">"</text:span><text:span text:style-name="T30">&gt;</text:span><text:span text:style-name="T16">Agua 🚿</text:span><text:span text:style-name="T30">&lt;/</text:span><text:span text:style-name="T2">button</text:span><text:span text:style-name="T30">&gt;</text:span></text:p>
      <text:p text:style-name="P3"><text:soft-page-break/>            <text:span text:style-name="T30">&lt;/</text:span><text:span text:style-name="T2">div</text:span><text:span text:style-name="T30">&gt;</text:span></text:p>
      <text:p text:style-name="P6"/>
      <text:p text:style-name="P3">            <text:span text:style-name="T30">&lt;</text:span><text:span text:style-name="T2">div</text:span><text:span text:style-name="T30">&gt;</text:span></text:p>
      <text:p text:style-name="P3">                <text:span text:style-name="T30">&lt;</text:span><text:span text:style-name="T2">section</text:span><text:span text:style-name="T16"> </text:span><text:span text:style-name="T6">id</text:span><text:span text:style-name="T9">=</text:span><text:span text:style-name="T18">"</text:span><text:span text:style-name="T21">mensajes</text:span><text:span text:style-name="T18">"</text:span><text:span text:style-name="T30">&gt;</text:span><text:span text:style-name="T16"> </text:span><text:span text:style-name="T30">&lt;</text:span><text:span text:style-name="T2">div</text:span><text:span text:style-name="T16"> </text:span><text:span text:style-name="T6">id</text:span><text:span text:style-name="T9">=</text:span><text:span text:style-name="T18">"</text:span><text:span text:style-name="T21">resultado</text:span><text:span text:style-name="T18">"</text:span><text:span text:style-name="T30">&gt;&lt;/</text:span><text:span text:style-name="T2">div</text:span><text:span text:style-name="T30">&gt;</text:span></text:p>
      <text:p text:style-name="P3">                <text:span text:style-name="T30">&lt;/</text:span><text:span text:style-name="T2">section</text:span><text:span text:style-name="T30">&gt;</text:span><text:span text:style-name="T16">                </text:span></text:p>
      <text:p text:style-name="P6"/>
      <text:p text:style-name="P3">                <text:span text:style-name="T30">&lt;</text:span><text:span text:style-name="T2">section</text:span><text:span text:style-name="T16"> </text:span><text:span text:style-name="T6">id</text:span><text:span text:style-name="T9">=</text:span><text:span text:style-name="T18">"</text:span><text:span text:style-name="T21">reiniciar</text:span><text:span text:style-name="T18">"</text:span><text:span text:style-name="T30">&gt;</text:span><text:span text:style-name="T16"> </text:span></text:p>
      <text:p text:style-name="P3">                    <text:span text:style-name="T30">&lt;</text:span><text:span text:style-name="T2">button</text:span><text:span text:style-name="T16"> </text:span><text:span text:style-name="T6">id</text:span><text:span text:style-name="T9">=</text:span><text:span text:style-name="T18">"</text:span><text:span text:style-name="T21">boton-reiniciar</text:span><text:span text:style-name="T18">"</text:span><text:span text:style-name="T30">&gt;</text:span><text:span text:style-name="T16">Reinciar</text:span><text:span text:style-name="T30">&lt;/</text:span><text:span text:style-name="T2">button</text:span><text:span text:style-name="T30">&gt;</text:span></text:p>
      <text:p text:style-name="P3">                <text:span text:style-name="T30">&lt;/</text:span><text:span text:style-name="T2">section</text:span><text:span text:style-name="T30">&gt;</text:span></text:p>
      <text:p text:style-name="P3">            <text:span text:style-name="T30">&lt;/</text:span><text:span text:style-name="T2">div</text:span><text:span text:style-name="T30">&gt;</text:span></text:p>
      <text:p text:style-name="P6"/>
      <text:p text:style-name="P3">            <text:span text:style-name="T30">&lt;</text:span><text:span text:style-name="T2">div</text:span><text:span text:style-name="T30">&gt;</text:span></text:p>
      <text:p text:style-name="P3">                <text:span text:style-name="T30">&lt;</text:span><text:span text:style-name="T2">div</text:span><text:span text:style-name="T16"> </text:span><text:span text:style-name="T6">id</text:span><text:span text:style-name="T9">=</text:span><text:span text:style-name="T18">"</text:span><text:span text:style-name="T21">poder-jugador</text:span><text:span text:style-name="T18">"</text:span><text:span text:style-name="T30">&gt;&lt;/</text:span><text:span text:style-name="T2">div</text:span><text:span text:style-name="T30">&gt;</text:span></text:p>
      <text:p text:style-name="P3">                <text:span text:style-name="T30">&lt;</text:span><text:span text:style-name="T2">div</text:span><text:span text:style-name="T16"> </text:span><text:span text:style-name="T6">id</text:span><text:span text:style-name="T9">=</text:span><text:span text:style-name="T18">"</text:span><text:span text:style-name="T21">poder-enemigo</text:span><text:span text:style-name="T18">"</text:span><text:span text:style-name="T30">&gt;&lt;/</text:span><text:span text:style-name="T2">div</text:span><text:span text:style-name="T30">&gt;</text:span></text:p>
      <text:p text:style-name="P3">                <text:span text:style-name="T30">&lt;</text:span><text:span text:style-name="T2">p</text:span><text:span text:style-name="T30">&gt;</text:span><text:span text:style-name="T16">Tu mascota </text:span><text:span text:style-name="T30">&lt;</text:span><text:span text:style-name="T2">span</text:span><text:span text:style-name="T16"> </text:span><text:span text:style-name="T6">id</text:span><text:span text:style-name="T9">=</text:span><text:span text:style-name="T18">"</text:span><text:span text:style-name="T21">nombre-mascota</text:span><text:span text:style-name="T18">"</text:span><text:span text:style-name="T30">&gt;&lt;/</text:span><text:span text:style-name="T2">span</text:span><text:span text:style-name="T30">&gt;</text:span><text:span text:style-name="T16"> tiene </text:span><text:span text:style-name="T30">&lt;</text:span><text:span text:style-name="T2">span</text:span><text:span text:style-name="T16"> </text:span><text:span text:style-name="T6">id</text:span><text:span text:style-name="T9">=</text:span><text:span text:style-name="T18">"</text:span><text:span text:style-name="T21">life</text:span><text:span text:style-name="T18">"</text:span><text:span text:style-name="T30">&gt;</text:span><text:span text:style-name="T16">3</text:span><text:span text:style-name="T30">&lt;/</text:span><text:span text:style-name="T2">span</text:span><text:span text:style-name="T30">&gt;</text:span><text:span text:style-name="T16"> vidas</text:span><text:span text:style-name="T30">&lt;/</text:span><text:span text:style-name="T2">p</text:span><text:span text:style-name="T30">&gt;</text:span></text:p>
      <text:p text:style-name="P3">                <text:span text:style-name="T30">&lt;</text:span><text:span text:style-name="T2">p</text:span><text:span text:style-name="T30">&gt;</text:span><text:span text:style-name="T16">La mascota </text:span><text:span text:style-name="T30">&lt;</text:span><text:span text:style-name="T2">span</text:span><text:span text:style-name="T16"> </text:span><text:span text:style-name="T6">id</text:span><text:span text:style-name="T9">=</text:span><text:span text:style-name="T18">"</text:span><text:span text:style-name="T21">nombre-mascotaPc</text:span><text:span text:style-name="T18">"</text:span><text:span text:style-name="T30">&gt;&lt;/</text:span><text:span text:style-name="T2">span</text:span><text:span text:style-name="T30">&gt;</text:span><text:span text:style-name="T16"> del enemigo tiene </text:span><text:span text:style-name="T30">&lt;</text:span><text:span text:style-name="T2">span</text:span><text:span text:style-name="T16"> </text:span><text:span text:style-name="T6">id</text:span><text:span text:style-name="T9">=</text:span><text:span text:style-name="T18">"</text:span><text:span text:style-name="T21">life1</text:span><text:span text:style-name="T18">"</text:span><text:span text:style-name="T30">&gt;</text:span><text:span text:style-name="T16">3</text:span><text:span text:style-name="T30">&lt;/</text:span><text:span text:style-name="T2">span</text:span><text:span text:style-name="T30">&gt;</text:span><text:span text:style-name="T16"> vidas</text:span><text:span text:style-name="T30">&lt;/</text:span><text:span text:style-name="T2">p</text:span><text:span text:style-name="T30">&gt;</text:span></text:p>
      <text:p text:style-name="P3">            <text:span text:style-name="T30">&lt;/</text:span><text:span text:style-name="T2">div</text:span><text:span text:style-name="T30">&gt;</text:span></text:p>
      <text:p text:style-name="P3">        <text:span text:style-name="T30">&lt;/</text:span><text:span text:style-name="T2">section</text:span><text:span text:style-name="T30">&gt;</text:span><text:span text:style-name="T16">   </text:span></text:p>
      <text:p text:style-name="P3">    <text:span text:style-name="T30">&lt;/</text:span><text:span text:style-name="T2">body</text:span><text:span text:style-name="T30">&gt;</text:span></text:p>
      <text:p text:style-name="P1"><text:span text:style-name="T29">&lt;/</text:span><text:span text:style-name="T1">html</text:span><text:span text:style-name="T29">&gt;</text:span></text:p>
      <text:p text:style-name="P7"><text:span text:style-name="T28">**************************************************<text:line-break/></text:span><text:span text:style-name="T10">@</text:span><text:span text:style-name="T25">import</text:span><text:span text:style-name="T4"> </text:span><text:span text:style-name="T15">url</text:span><text:span text:style-name="T10">(</text:span><text:span text:style-name="T19">'</text:span><text:span text:style-name="T22">https://fonts.googleapis.com/css2?family=Bungee+Spice&amp;family=Josefin+Slab:ital,wght@1,700&amp;display=swap</text:span><text:span text:style-name="T19">'</text:span><text:span text:style-name="T10">);</text:span></text:p>
      <text:p text:style-name="P6"/>
      <text:p text:style-name="P1"><text:span text:style-name="T33">body</text:span> <text:span text:style-name="T8">{</text:span></text:p>
      <text:p text:style-name="P3">    <text:span text:style-name="T6">font-family</text:span><text:span text:style-name="T9">:</text:span><text:span text:style-name="T16"> </text:span><text:span text:style-name="T18">'</text:span><text:span text:style-name="T21">Bungee Spice</text:span><text:span text:style-name="T18">'</text:span><text:span text:style-name="T9">,</text:span><text:span text:style-name="T16"> cursive</text:span><text:span text:style-name="T9">;</text:span></text:p>
      <text:p text:style-name="P3">    <text:span text:style-name="T6">background-color</text:span><text:span text:style-name="T9">:</text:span><text:span text:style-name="T16"> </text:span><text:span text:style-name="T9">#</text:span><text:span text:style-name="T21">e8e8e6</text:span><text:span text:style-name="T9">;</text:span></text:p>
      <text:p text:style-name="P4">}</text:p>
      <text:p text:style-name="P1"><text:span text:style-name="T8">#</text:span><text:span text:style-name="T33">selecionar-mascota</text:span> <text:span text:style-name="T8">{</text:span></text:p>
      <text:p text:style-name="P3">    <text:span text:style-name="T6">display</text:span><text:span text:style-name="T9">:</text:span><text:span text:style-name="T16"> </text:span><text:span text:style-name="T21">flex</text:span><text:span text:style-name="T9">;</text:span></text:p>
      <text:p text:style-name="P3">    <text:span text:style-name="T6">flex-direction</text:span><text:span text:style-name="T9">:</text:span><text:span text:style-name="T16"> </text:span><text:span text:style-name="T21">column</text:span><text:span text:style-name="T9">;</text:span></text:p>
      <text:p text:style-name="P3">    <text:span text:style-name="T6">justify-content</text:span><text:span text:style-name="T9">:</text:span><text:span text:style-name="T16"> </text:span><text:span text:style-name="T21">center</text:span><text:span text:style-name="T9">;</text:span></text:p>
      <text:p text:style-name="P3">    <text:span text:style-name="T6">align-items</text:span><text:span text:style-name="T9">:</text:span><text:span text:style-name="T16"> </text:span><text:span text:style-name="T21">center</text:span><text:span text:style-name="T9">;</text:span></text:p>
      <text:p text:style-name="P4">}</text:p>
      <text:p text:style-name="P6"/>
      <text:p text:style-name="P1"><text:span text:style-name="T8">.</text:span><text:span text:style-name="T33">title</text:span> <text:span text:style-name="T8">{</text:span></text:p>
      <text:p text:style-name="P3">  <text:span text:style-name="T6">color</text:span><text:span text:style-name="T9">:</text:span><text:span text:style-name="T16"> </text:span><text:span text:style-name="T14">rgb</text:span><text:span text:style-name="T9">(</text:span><text:span text:style-name="T12">99</text:span><text:span text:style-name="T9">,</text:span><text:span text:style-name="T16"> </text:span><text:span text:style-name="T12">188</text:span><text:span text:style-name="T9">,</text:span><text:span text:style-name="T16"> </text:span><text:span text:style-name="T12">188</text:span><text:span text:style-name="T9">);</text:span></text:p>
      <text:p text:style-name="P3">  <text:span text:style-name="T6">font-size</text:span><text:span text:style-name="T9">:</text:span><text:span text:style-name="T16"> </text:span><text:span text:style-name="T12">55px</text:span><text:span text:style-name="T9">;</text:span></text:p>
      <text:p text:style-name="P4">}</text:p>
      <text:p text:style-name="P6"/>
      <text:p text:style-name="P1"><text:span text:style-name="T8">.</text:span><text:span text:style-name="T33">subtitulo</text:span> <text:span text:style-name="T8">{</text:span></text:p>
      <text:p text:style-name="P3">   <text:span text:style-name="T6">color</text:span><text:span text:style-name="T9">:</text:span><text:span text:style-name="T16"> </text:span><text:span text:style-name="T14">rgb</text:span><text:span text:style-name="T9">(</text:span><text:span text:style-name="T12">2</text:span><text:span text:style-name="T9">,</text:span><text:span text:style-name="T16"> </text:span><text:span text:style-name="T12">2</text:span><text:span text:style-name="T9">,</text:span><text:span text:style-name="T16"> </text:span><text:span text:style-name="T12">2</text:span><text:span text:style-name="T9">);</text:span></text:p>
      <text:p text:style-name="P3">   <text:span text:style-name="T6">font-size</text:span><text:span text:style-name="T9">:</text:span><text:span text:style-name="T16"> </text:span><text:span text:style-name="T12">37px</text:span><text:span text:style-name="T9">;</text:span></text:p>
      <text:p text:style-name="P3">   <text:span text:style-name="T9">}</text:span></text:p>
      <text:p text:style-name="P5"/>
      <text:p text:style-name="P1"><text:span text:style-name="T8">.</text:span><text:span text:style-name="T33">tarjeta-dirty-place</text:span> <text:span text:style-name="T8">{</text:span></text:p>
      <text:p text:style-name="P3">    <text:span text:style-name="T6">width</text:span><text:span text:style-name="T9">:</text:span><text:span text:style-name="T16"> </text:span><text:span text:style-name="T12">277px</text:span><text:span text:style-name="T9">;</text:span></text:p>
      <text:p text:style-name="P3">    <text:span text:style-name="T6">height</text:span><text:span text:style-name="T9">:</text:span><text:span text:style-name="T16"> </text:span><text:span text:style-name="T12">116px</text:span><text:span text:style-name="T9">;</text:span></text:p>
      <text:p text:style-name="P3">    <text:span text:style-name="T6">background-color</text:span><text:span text:style-name="T9">:</text:span><text:span text:style-name="T16"> </text:span><text:span text:style-name="T14">rgb</text:span><text:span text:style-name="T9">(</text:span><text:span text:style-name="T12">33</text:span><text:span text:style-name="T9">,</text:span><text:span text:style-name="T16"> </text:span><text:span text:style-name="T12">42</text:span><text:span text:style-name="T9">,</text:span><text:span text:style-name="T16"> </text:span><text:span text:style-name="T12">60</text:span><text:span text:style-name="T9">);</text:span></text:p>
      <text:p text:style-name="P3"><text:soft-page-break/>    <text:span text:style-name="T6">padding</text:span><text:span text:style-name="T9">:</text:span><text:span text:style-name="T16"> </text:span><text:span text:style-name="T12">8px</text:span><text:span text:style-name="T9">;</text:span></text:p>
      <text:p text:style-name="P3">    <text:span text:style-name="T6">box-sizing</text:span><text:span text:style-name="T9">:</text:span><text:span text:style-name="T16"> </text:span><text:span text:style-name="T21">border-box</text:span><text:span text:style-name="T9">;</text:span></text:p>
      <text:p text:style-name="P3">    <text:span text:style-name="T6">margin</text:span><text:span text:style-name="T9">:</text:span><text:span text:style-name="T16"> </text:span><text:span text:style-name="T12">22px</text:span><text:span text:style-name="T9">;</text:span></text:p>
      <text:p text:style-name="P3">    <text:span text:style-name="T6">border</text:span><text:span text:style-name="T9">:</text:span><text:span text:style-name="T16"> </text:span><text:span text:style-name="T12">2px</text:span><text:span text:style-name="T16"> </text:span><text:span text:style-name="T21">solid</text:span><text:span text:style-name="T16"> </text:span><text:span text:style-name="T14">rgb</text:span><text:span text:style-name="T9">(</text:span><text:span text:style-name="T12">11</text:span><text:span text:style-name="T9">,</text:span><text:span text:style-name="T16"> </text:span><text:span text:style-name="T12">12</text:span><text:span text:style-name="T9">,</text:span><text:span text:style-name="T16"> </text:span><text:span text:style-name="T12">12</text:span><text:span text:style-name="T9">);</text:span></text:p>
      <text:p text:style-name="P3">    <text:span text:style-name="T6">display</text:span><text:span text:style-name="T9">:</text:span><text:span text:style-name="T16"> </text:span><text:span text:style-name="T21">flex</text:span><text:span text:style-name="T9">;</text:span></text:p>
      <text:p text:style-name="P3">    <text:span text:style-name="T6">align-items</text:span><text:span text:style-name="T9">:</text:span><text:span text:style-name="T16"> </text:span><text:span text:style-name="T21">center</text:span><text:span text:style-name="T9">;</text:span></text:p>
      <text:p text:style-name="P3">    <text:span text:style-name="T6">border-radius</text:span><text:span text:style-name="T9">:</text:span><text:span text:style-name="T16"> </text:span><text:span text:style-name="T12">17px</text:span><text:span text:style-name="T9">;</text:span></text:p>
      <text:p text:style-name="P3">    <text:span text:style-name="T6">font-size</text:span><text:span text:style-name="T9">:</text:span><text:span text:style-name="T16"> </text:span><text:span text:style-name="T12">28px</text:span><text:span text:style-name="T9">;</text:span></text:p>
      <text:p text:style-name="P3">    <text:span text:style-name="T6">justify-content</text:span><text:span text:style-name="T9">:</text:span><text:span text:style-name="T16"> </text:span><text:span text:style-name="T21">space-around</text:span><text:span text:style-name="T9">;</text:span></text:p>
      <text:p text:style-name="P4">}</text:p>
      <text:p text:style-name="P6"/>
      <text:p text:style-name="P1"><text:span text:style-name="T8">.</text:span><text:span text:style-name="T33">tarjeta-dirty-place</text:span> <text:span text:style-name="T33">img</text:span> <text:span text:style-name="T8">{</text:span></text:p>
      <text:p text:style-name="P3">    <text:span text:style-name="T6">width</text:span><text:span text:style-name="T9">:</text:span><text:span text:style-name="T16"> </text:span><text:span text:style-name="T12">103px</text:span><text:span text:style-name="T9">;</text:span></text:p>
      <text:p text:style-name="P3">    <text:span text:style-name="T6">height</text:span><text:span text:style-name="T9">:</text:span><text:span text:style-name="T16"> </text:span><text:span text:style-name="T12">115px</text:span><text:span text:style-name="T9">;</text:span></text:p>
      <text:p text:style-name="P4">}</text:p>
      <text:p text:style-name="P6"/>
      <text:p text:style-name="P1"><text:span text:style-name="T33">input</text:span> <text:span text:style-name="T8">{</text:span></text:p>
      <text:p text:style-name="P3">    <text:span text:style-name="T6">display</text:span><text:span text:style-name="T9">:</text:span><text:span text:style-name="T16"> </text:span><text:span text:style-name="T21">none</text:span><text:span text:style-name="T9">;</text:span></text:p>
      <text:p text:style-name="P4">}</text:p>
      <text:p text:style-name="P6"/>
      <text:p text:style-name="P1"><text:span text:style-name="T8">#</text:span><text:span text:style-name="T33">boton-mascota</text:span> <text:span text:style-name="T8">{</text:span></text:p>
      <text:p text:style-name="P3">    <text:span text:style-name="T6">font-family</text:span><text:span text:style-name="T9">:</text:span><text:span text:style-name="T16"> </text:span><text:span text:style-name="T18">'</text:span><text:span text:style-name="T21">Josefin Slab</text:span><text:span text:style-name="T18">'</text:span><text:span text:style-name="T9">,</text:span><text:span text:style-name="T16"> </text:span><text:span text:style-name="T21">serif</text:span><text:span text:style-name="T9">;</text:span></text:p>
      <text:p text:style-name="P3">    <text:span text:style-name="T6">width</text:span><text:span text:style-name="T9">:</text:span><text:span text:style-name="T16"> </text:span><text:span text:style-name="T12">155px</text:span><text:span text:style-name="T9">;</text:span></text:p>
      <text:p text:style-name="P3">    <text:span text:style-name="T6">height</text:span><text:span text:style-name="T9">:</text:span><text:span text:style-name="T16"> </text:span><text:span text:style-name="T12">29px</text:span><text:span text:style-name="T9">;</text:span></text:p>
      <text:p text:style-name="P3">    <text:span text:style-name="T6">background-color</text:span><text:span text:style-name="T9">:</text:span><text:span text:style-name="T16"> </text:span><text:span text:style-name="T9">#</text:span><text:span text:style-name="T21">EE9322</text:span><text:span text:style-name="T9">;</text:span></text:p>
      <text:p text:style-name="P3">    <text:span text:style-name="T6">padding</text:span><text:span text:style-name="T9">:</text:span><text:span text:style-name="T16"> </text:span><text:span text:style-name="T12">5px</text:span><text:span text:style-name="T9">;</text:span></text:p>
      <text:p text:style-name="P3">    <text:span text:style-name="T6">box-sizing</text:span><text:span text:style-name="T9">:</text:span><text:span text:style-name="T16"> </text:span><text:span text:style-name="T21">border-box</text:span><text:span text:style-name="T9">;</text:span></text:p>
      <text:p text:style-name="P3">    <text:span text:style-name="T6">margin</text:span><text:span text:style-name="T9">:</text:span><text:span text:style-name="T16"> </text:span><text:span text:style-name="T12">10px</text:span><text:span text:style-name="T9">;</text:span></text:p>
      <text:p text:style-name="P3">    <text:span text:style-name="T6">border</text:span><text:span text:style-name="T9">:</text:span><text:span text:style-name="T16"> </text:span><text:span text:style-name="T12">6px</text:span><text:span text:style-name="T16"> </text:span><text:span text:style-name="T21">solid</text:span><text:span text:style-name="T16"> </text:span><text:span text:style-name="T9">#</text:span><text:span text:style-name="T21">D83F31</text:span><text:span text:style-name="T9">;</text:span></text:p>
      <text:p text:style-name="P3">    <text:span text:style-name="T6">display</text:span><text:span text:style-name="T9">:</text:span><text:span text:style-name="T16"> </text:span><text:span text:style-name="T21">flex</text:span><text:span text:style-name="T9">;</text:span></text:p>
      <text:p text:style-name="P3">    <text:span text:style-name="T6">justify-content</text:span><text:span text:style-name="T9">:</text:span><text:span text:style-name="T16"> </text:span><text:span text:style-name="T21">space-evenly</text:span><text:span text:style-name="T9">;</text:span></text:p>
      <text:p text:style-name="P3">    <text:span text:style-name="T6">border-radius</text:span><text:span text:style-name="T9">:</text:span><text:span text:style-name="T16"> </text:span><text:span text:style-name="T12">19px</text:span><text:span text:style-name="T9">;</text:span></text:p>
      <text:p text:style-name="P3">    <text:span text:style-name="T6">font-size</text:span><text:span text:style-name="T9">:</text:span><text:span text:style-name="T16"> </text:span><text:span text:style-name="T12">18px</text:span><text:span text:style-name="T9">;</text:span></text:p>
      <text:p text:style-name="P3">    <text:span text:style-name="T6">align-items</text:span><text:span text:style-name="T9">:</text:span><text:span text:style-name="T16"> </text:span><text:span text:style-name="T21">center</text:span><text:span text:style-name="T9">;</text:span></text:p>
      <text:p text:style-name="P4">}</text:p>
      <text:p text:style-name="P6"/>
      <text:p text:style-name="P1"><text:span text:style-name="T8">.</text:span><text:span text:style-name="T33">pintura</text:span> <text:span text:style-name="T8">{</text:span></text:p>
      <text:p text:style-name="P3"> <text:span text:style-name="T6">display</text:span><text:span text:style-name="T9">:</text:span><text:span text:style-name="T16"> </text:span><text:span text:style-name="T21">flex</text:span><text:span text:style-name="T9">;</text:span></text:p>
      <text:p text:style-name="P4">}</text:p>
      <text:p text:style-name="P6"/>
      <text:p text:style-name="P1"><text:span text:style-name="T8">#</text:span><text:span text:style-name="T33">selecionar-ataque</text:span> <text:span text:style-name="T8">{</text:span></text:p>
      <text:p text:style-name="P3">    <text:span text:style-name="T6">flex-direction</text:span><text:span text:style-name="T9">:</text:span><text:span text:style-name="T16"> </text:span><text:span text:style-name="T21">column</text:span><text:span text:style-name="T9">;</text:span></text:p>
      <text:p text:style-name="P3">    <text:span text:style-name="T6">align-items</text:span><text:span text:style-name="T9">:</text:span><text:span text:style-name="T16"> </text:span><text:span text:style-name="T21">center</text:span><text:span text:style-name="T9">;</text:span></text:p>
      <text:p text:style-name="P4">}</text:p>
      <text:p text:style-name="P1"><text:span text:style-name="T8">.</text:span><text:span text:style-name="T33">color-boton</text:span> <text:span text:style-name="T8">{</text:span></text:p>
      <text:p text:style-name="P3">    <text:span text:style-name="T6">flex-direction</text:span><text:span text:style-name="T9">:</text:span><text:span text:style-name="T16"> </text:span><text:span text:style-name="T21">column</text:span><text:span text:style-name="T9">;</text:span></text:p>
      <text:p text:style-name="P3">    <text:span text:style-name="T6">font-family</text:span><text:span text:style-name="T9">:</text:span><text:span text:style-name="T16"> </text:span><text:span text:style-name="T18">'</text:span><text:span text:style-name="T21">Josefin Slab</text:span><text:span text:style-name="T18">'</text:span><text:span text:style-name="T9">,</text:span><text:span text:style-name="T16"> </text:span><text:span text:style-name="T21">serif</text:span><text:span text:style-name="T9">;</text:span></text:p>
      <text:p text:style-name="P3">    <text:span text:style-name="T6">width</text:span><text:span text:style-name="T9">:</text:span><text:span text:style-name="T16"> </text:span><text:span text:style-name="T12">155px</text:span><text:span text:style-name="T9">;</text:span></text:p>
      <text:p text:style-name="P3">    <text:span text:style-name="T6">height</text:span><text:span text:style-name="T9">:</text:span><text:span text:style-name="T16"> </text:span><text:span text:style-name="T12">29px</text:span><text:span text:style-name="T9">;</text:span></text:p>
      <text:p text:style-name="P3">    <text:span text:style-name="T6">background-color</text:span><text:span text:style-name="T9">:</text:span><text:span text:style-name="T16"> </text:span><text:span text:style-name="T9">#</text:span><text:span text:style-name="T21">EE9322</text:span><text:span text:style-name="T9">;</text:span></text:p>
      <text:p text:style-name="P3">    <text:span text:style-name="T6">padding</text:span><text:span text:style-name="T9">:</text:span><text:span text:style-name="T16"> </text:span><text:span text:style-name="T12">5px</text:span><text:span text:style-name="T9">;</text:span></text:p>
      <text:p text:style-name="P3"><text:soft-page-break/>    <text:span text:style-name="T6">box-sizing</text:span><text:span text:style-name="T9">:</text:span><text:span text:style-name="T16"> </text:span><text:span text:style-name="T21">border-box</text:span><text:span text:style-name="T9">;</text:span></text:p>
      <text:p text:style-name="P3">    <text:span text:style-name="T6">margin</text:span><text:span text:style-name="T9">:</text:span><text:span text:style-name="T16"> </text:span><text:span text:style-name="T12">10px</text:span><text:span text:style-name="T9">;</text:span></text:p>
      <text:p text:style-name="P3">    <text:span text:style-name="T6">border</text:span><text:span text:style-name="T9">:</text:span><text:span text:style-name="T16"> </text:span><text:span text:style-name="T12">6px</text:span><text:span text:style-name="T16"> </text:span><text:span text:style-name="T21">solid</text:span><text:span text:style-name="T16"> </text:span><text:span text:style-name="T9">#</text:span><text:span text:style-name="T21">D83F31</text:span><text:span text:style-name="T9">;</text:span></text:p>
      <text:p text:style-name="P3">    <text:span text:style-name="T6">justify-content</text:span><text:span text:style-name="T9">:</text:span><text:span text:style-name="T16"> </text:span><text:span text:style-name="T21">space-evenly</text:span><text:span text:style-name="T9">;</text:span></text:p>
      <text:p text:style-name="P3">    <text:span text:style-name="T6">border-radius</text:span><text:span text:style-name="T9">:</text:span><text:span text:style-name="T16"> </text:span><text:span text:style-name="T12">19px</text:span><text:span text:style-name="T9">;</text:span></text:p>
      <text:p text:style-name="P3">    <text:span text:style-name="T6">font-size</text:span><text:span text:style-name="T9">:</text:span><text:span text:style-name="T16"> </text:span><text:span text:style-name="T12">18px</text:span><text:span text:style-name="T9">;</text:span></text:p>
      <text:p text:style-name="P3">    <text:span text:style-name="T6">align-items</text:span><text:span text:style-name="T9">:</text:span><text:span text:style-name="T16"> </text:span><text:span text:style-name="T21">center</text:span><text:span text:style-name="T9">;</text:span></text:p>
      <text:p text:style-name="P4">}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23:37:40.774000000</meta:creation-date>
    <dc:date>2023-10-04T23:38:20.527000000</dc:date>
    <meta:editing-duration>PT40S</meta:editing-duration>
    <meta:editing-cycles>1</meta:editing-cycles>
    <meta:document-statistic meta:table-count="0" meta:image-count="0" meta:object-count="0" meta:page-count="7" meta:paragraph-count="265" meta:word-count="728" meta:character-count="8726" meta:non-whitespace-character-count="6836"/>
    <meta:generator>LibreOffice/7.5.5.2$Windows_X86_64 LibreOffice_project/ca8fe7424262805f223b9a2334bc7181abbcbf5e</meta:generator>
  </office:meta>
</office:document-meta>
</file>